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1.961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552cm"/>
    </style:style>
    <style:style style:name="co8" style:family="table-column">
      <style:table-column-properties fo:break-before="auto" style:column-width="2.90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0.441cm"/>
    </style:style>
    <style:style style:name="co11" style:family="table-column">
      <style:table-column-properties fo:break-before="auto" style:column-width="0.386cm"/>
    </style:style>
    <style:style style:name="co12" style:family="table-column">
      <style:table-column-properties fo:break-before="auto" style:column-width="0.332cm"/>
    </style:style>
    <style:style style:name="co13" style:family="table-column">
      <style:table-column-properties fo:break-before="auto" style:column-width="0.358cm"/>
    </style:style>
    <style:style style:name="co14" style:family="table-column">
      <style:table-column-properties fo:break-before="auto" style:column-width="1.4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ff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Personnage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>
            <text:p>Nom :</text:p>
          </table:table-cell>
          <table:table-cell office:value-type="string">
            <text:p>NOM</text:p>
          </table:table-cell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office:value-type="string">
            <text:p>JOUEUR</text:p>
          </table:table-cell>
          <table:table-cell table:number-columns-repeated="6"/>
        </table:table-row>
        <table:table-row table:style-name="ro2">
          <table:table-cell office:value-type="string">
            <text:p>ID perso :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2">
          <table:table-cell office:value-type="string">
            <text:p>ID premier edit :</text:p>
          </table:table-cell>
          <table:table-cell office:value-type="string">
            <text:p>IDEDIT1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DITS</text:p>
          </table:table-cell>
          <table:table-cell table:number-columns-repeated="7"/>
        </table:table-row>
        <table:table-row table:style-name="ro2"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2">
          <table:table-cell/>
          <table:table-cell office:value-type="string">
            <text:p>FACTION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typemontant</text:p>
          </table:table-cell>
          <table:table-cell office:value-type="string">
            <text:p>HYPERCORP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TUAL_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SITUATIONAL_AWARENE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EDITED_MEMOR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RIGHT_AT_HOME</text:p>
          </table:table-cell>
          <table:table-cell/>
          <table:table-cell office:value-type="string">
            <text:p>FU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DANGER_SENS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PH_TYPE</text:p>
          </table:table-cell>
          <table:table-cell table:number-columns-repeated="5"/>
          <table:table-cell office:value-type="string">
            <text:p>FURY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table:style-name="ce2" office:value-type="string">
            <text:p>MORPH_ORIGIN</text:p>
          </table:table-cell>
          <table:table-cell table:number-columns-repeated="5"/>
          <table:table-cell office:value-type="string">
            <text:p>BIO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DURABILITY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APT_MAX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SPEED_MOD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MOVEMENT</text:p>
          </table:table-cell>
          <table:table-cell table:number-columns-repeated="5"/>
          <table:table-cell office:value-type="string">
            <text:p>4 / 20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O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INT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REF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AV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OM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ANIMALHANDL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EAM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LADE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IMB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UB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CEP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MOLITI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ISGUISE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LIGHT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AY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FALL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RUNN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GUNNERY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MPERSON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ILTR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OSEC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ERFAC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IMID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VESTIG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SIC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TIC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NAVIG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ALM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CEP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SUAS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GRAMM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TOCOL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SYCHOSURGERY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RESEARCH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CROUNG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EEKER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PRAY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WIMM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THROWING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UNARMED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ASSAULT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CONTROL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SENSE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ANIMALHANDL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EAM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LADE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IMB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UB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CEPT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MOLITI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ISGUI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LIGH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A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FAL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RUNN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GUNNERY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MPERSON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ILTR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OSEC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ERFAC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IMID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VEST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SIC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TICWEAPON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NAV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ALM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CEP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SUAS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GRA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TOC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SYCHOSURGER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RESEARCH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CROUNG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EEKER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PRAY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WI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THROWING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UNARMED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ASSAUL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CONTR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SEN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2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2">
          <table:table-cell table:number-columns-repeated="2"/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Notes Ocho</text:p>
          </table:table-cell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A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C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E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F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G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I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R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MUSE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E_APT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MUSE_SKILL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CREDITS</text:p>
          </table:table-cell>
          <table:table-cell table:number-columns-repeated="4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I_SLEIGH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1048348">
          <table:table-cell table:number-columns-repeated="8"/>
        </table:table-row>
        <table:table-row table:style-name="ro3" table:number-rows-repeated="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odèle perso" table:style-name="ta1">
        <table:table-column table:style-name="co2" table:number-columns-repeated="8" table:default-cell-style-name="Default"/>
        <table:table-row table:style-name="ro1">
          <table:table-cell office:value-type="string">
            <text:p>Nom :</text:p>
          </table:table-cell>
          <table:table-cell office:value-type="string">
            <text:p>NOM</text:p>
          </table:table-cell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office:value-type="string">
            <text:p>JOUEUR</text:p>
          </table:table-cell>
          <table:table-cell table:number-columns-repeated="6"/>
        </table:table-row>
        <table:table-row table:style-name="ro2">
          <table:table-cell office:value-type="string">
            <text:p>ID perso :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2">
          <table:table-cell office:value-type="string">
            <text:p>ID premier edit :</text:p>
          </table:table-cell>
          <table:table-cell office:value-type="string">
            <text:p>IDEDIT1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DITS</text:p>
          </table:table-cell>
          <table:table-cell table:number-columns-repeated="7"/>
        </table:table-row>
        <table:table-row table:style-name="ro2"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</table:table>
      <table:table table:name="Génération SQ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2">
          <table:table-cell table:style-name="ce5" office:value-type="string">
            <text:p><text:span text:style-name="T1">insert</text:span><text:span text:style-name="T2"> </text:span><text:span text:style-name="T1">into</text:span><text:span text:style-name="T2"> </text:span><text:span text:style-name="T3">metachars</text:span><text:span text:style-name="T2"> </text:span><text:span text:style-name="T3">(id,</text:span><text:span text:style-name="T2"> </text:span><text:span text:style-name="T3">creationdate,</text:span><text:span text:style-name="T2"> </text:span><text:span text:style-name="T3">name,</text:span><text:span text:style-name="T2"> </text:span><text:span text:style-name="T3">playername,</text:span><text:span text:style-name="T2"> </text:span><text:span text:style-name="T3">game_id)</text:span><text:span text:style-name="T2"> </text:span><text:span text:style-name="T1">values</text:span><text:span text:style-name="T2"> </text:span><text:span text:style-name="T3">(2,</text:span><text:span text:style-name="T2"> </text:span><text:span text:style-name="T3">localtimestamp,</text:span><text:span text:style-name="T2"> </text:span><text:span text:style-name="T4">'Ocho'</text:span><text:span text:style-name="T3">,</text:span><text:span text:style-name="T2"> </text:span><text:span text:style-name="T4">'Bruno'</text:span><text:span text:style-name="T3">,</text:span><text:span text:style-name="T2"> </text:span><text:span text:style-name="T3">1);</text:span></text:p>
          </table:table-cell>
          <table:table-cell table:number-columns-repeated="21"/>
        </table:table-row>
        <table:table-row table:style-name="ro2">
          <table:table-cell table:style-name="ce5" office:value-type="string">
            <text:p>(</text:p>
          </table:table-cell>
          <table:table-cell table:formula="of:=[Personnage.B3]" office:value-type="string" office:string-value="ID">
            <text:p>ID</text:p>
          </table:table-cell>
          <table:table-cell office:value-type="string">
            <text:p>,localtimestamp,'</text:p>
          </table:table-cell>
          <table:table-cell table:formula="of:=[Personnage.B1]" office:value-type="string" office:string-value="NOM">
            <text:p>NOM</text:p>
          </table:table-cell>
          <table:table-cell office:value-type="string">
            <text:p>', '</text:p>
          </table:table-cell>
          <table:table-cell table:formula="of:=[Personnage.B2]" office:value-type="string" office:string-value="JOUEUR">
            <text:p>JOUEUR</text:p>
          </table:table-cell>
          <table:table-cell office:value-type="string">
            <text:p>', 1) ;</text:p>
          </table:table-cell>
          <table:table-cell table:number-columns-repeated="15"/>
        </table:table-row>
        <table:table-row table:style-name="ro1" table:number-rows-repeated="10">
          <table:table-cell table:style-name="ce5"/>
          <table:table-cell table:number-columns-repeated="21"/>
        </table:table-row>
        <table:table-row table:style-name="ro2">
          <table:table-cell table:style-name="ce5" office:value-type="string">
            <text:p><text:span text:style-name="T1">insert</text:span><text:span text:style-name="T2"> </text:span><text:span text:style-name="T1">into</text:span><text:span text:style-name="T2"> </text:span><text:span text:style-name="T3">charhistory</text:span><text:span text:style-name="T2"> </text:span><text:span text:style-name="T3">(id,</text:span><text:span text:style-name="T2"> </text:span><text:span text:style-name="T3">cause_id,</text:span><text:span text:style-name="T2"> </text:span><text:span text:style-name="T3">editdate,</text:span><text:span text:style-name="T2"> </text:span><text:span text:style-name="T3">amounttype,</text:span><text:span text:style-name="T2"> </text:span><text:span text:style-name="T3">amount,</text:span><text:span text:style-name="T2"> </text:span><text:span text:style-name="T3">targetkey,</text:span><text:span text:style-name="T2"> </text:span><text:span text:style-name="T3">targetsubkey1,</text:span><text:span text:style-name="T2"> </text:span><text:span text:style-name="T3">targetsubkey2,</text:span><text:span text:style-name="T2"> </text:span><text:span text:style-name="T3">targetsubkey3,</text:span><text:span text:style-name="T2"> </text:span><text:span text:style-name="T1">value</text:span><text:span text:style-name="T3">,</text:span><text:span text:style-name="T2"> </text:span><text:span text:style-name="T3">character_id)</text:span><text:span text:style-name="T2"> </text:span><text:span text:style-name="T1">values</text:span></text:p>
          </table:table-cell>
          <table:table-cell table:number-columns-repeated="21"/>
        </table:table-row>
        <table:table-row table:style-name="ro2">
          <table:table-cell office:value-type="string">
            <text:p>(</text:p>
          </table:table-cell>
          <table:table-cell table:formula="of:=[Personnage.B4]" office:value-type="string" office:string-value="IDEDIT1">
            <text:p>IDEDIT1</text:p>
          </table:table-cell>
          <table:table-cell office:value-type="string">
            <text:p>,</text:p>
          </table:table-cell>
          <table:table-cell table:formula="of:=IF(LEN([Personnage.A14])&gt;0;[Personnage.A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])&gt;0;CONCATENATE(&quot;'&quot;;[Personnage.G14];&quot;'&quot;);&quot;null&quot;)" office:value-type="string" office:string-value="'typemontant'">
            <text:p>'typemontant'</text:p>
          </table:table-cell>
          <table:table-cell office:value-type="string">
            <text:p>,</text:p>
          </table:table-cell>
          <table:table-cell table:formula="of:=[Personnage.F14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B14])&gt;0;CONCATENATE(&quot;'&quot;;[Personnage.B14];&quot;'&quot;);&quot;null&quot;)" office:value-type="string" office:string-value="'FACTION'">
            <text:p>'FACTION'</text:p>
          </table:table-cell>
          <table:table-cell office:value-type="string">
            <text:p>,</text:p>
          </table:table-cell>
          <table:table-cell table:formula="of:=IF(LEN([Personnage.C14])&gt;0;CONCATENATE(&quot;'&quot;;[Personnage.C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])&gt;0;CONCATENATE(&quot;'&quot;;[Personnage.D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])&gt;0;CONCATENATE(&quot;'&quot;;[Personnage.E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])&gt;0;CONCATENATE(&quot;'&quot;;[Personnage.H14];&quot;'&quot;);&quot;null&quot;)" office:value-type="string" office:string-value="'HYPERCORP'">
            <text:p>'HYPERCORP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])&gt;0;[Personnage.A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])&gt;0;CONCATENATE(&quot;'&quot;;[Personnage.G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])&gt;0;CONCATENATE(&quot;'&quot;;[Personnage.B15];&quot;'&quot;);&quot;null&quot;)" office:value-type="string" office:string-value="'GENDER'">
            <text:p>'GENDER'</text:p>
          </table:table-cell>
          <table:table-cell office:value-type="string">
            <text:p>,</text:p>
          </table:table-cell>
          <table:table-cell table:formula="of:=IF(LEN([Personnage.C15])&gt;0;CONCATENATE(&quot;'&quot;;[Personnage.C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])&gt;0;CONCATENATE(&quot;'&quot;;[Personnage.D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])&gt;0;CONCATENATE(&quot;'&quot;;[Personnage.E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])&gt;0;CONCATENATE(&quot;'&quot;;[Personnage.H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])&gt;0;[Personnage.A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])&gt;0;CONCATENATE(&quot;'&quot;;[Personnage.G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])&gt;0;CONCATENATE(&quot;'&quot;;[Personnage.B16];&quot;'&quot;);&quot;null&quot;)" office:value-type="string" office:string-value="'BACKGROUND'">
            <text:p>'BACKGROUND'</text:p>
          </table:table-cell>
          <table:table-cell office:value-type="string">
            <text:p>,</text:p>
          </table:table-cell>
          <table:table-cell table:formula="of:=IF(LEN([Personnage.C16])&gt;0;CONCATENATE(&quot;'&quot;;[Personnage.C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])&gt;0;CONCATENATE(&quot;'&quot;;[Personnage.D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])&gt;0;CONCATENATE(&quot;'&quot;;[Personnage.E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])&gt;0;CONCATENATE(&quot;'&quot;;[Personnage.H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])&gt;0;[Personnage.A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])&gt;0;CONCATENATE(&quot;'&quot;;[Personnage.G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])&gt;0;CONCATENATE(&quot;'&quot;;[Personnage.B17];&quot;'&quot;);&quot;null&quot;)" office:value-type="string" office:string-value="'ACTUAL_AGE'">
            <text:p>'ACTUAL_AGE'</text:p>
          </table:table-cell>
          <table:table-cell office:value-type="string">
            <text:p>,</text:p>
          </table:table-cell>
          <table:table-cell table:formula="of:=IF(LEN([Personnage.C17])&gt;0;CONCATENATE(&quot;'&quot;;[Personnage.C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])&gt;0;CONCATENATE(&quot;'&quot;;[Personnage.D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])&gt;0;CONCATENATE(&quot;'&quot;;[Personnage.E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])&gt;0;CONCATENATE(&quot;'&quot;;[Personnage.H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])&gt;0;[Personnage.A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])&gt;0;CONCATENATE(&quot;'&quot;;[Personnage.G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])&gt;0;CONCATENATE(&quot;'&quot;;[Personnage.B18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C18])&gt;0;CONCATENATE(&quot;'&quot;;[Personnage.C18];&quot;'&quot;);&quot;null&quot;)" office:value-type="string" office:string-value="'SITUATIONAL_AWARENESS'">
            <text:p>'SITUATIONAL_AWARENESS'</text:p>
          </table:table-cell>
          <table:table-cell office:value-type="string">
            <text:p>,</text:p>
          </table:table-cell>
          <table:table-cell table:formula="of:=IF(LEN([Personnage.D18])&gt;0;CONCATENATE(&quot;'&quot;;[Personnage.D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])&gt;0;CONCATENATE(&quot;'&quot;;[Personnage.E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])&gt;0;CONCATENATE(&quot;'&quot;;[Personnage.H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])&gt;0;[Personnage.A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])&gt;0;CONCATENATE(&quot;'&quot;;[Personnage.G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])&gt;0;CONCATENATE(&quot;'&quot;;[Personnage.B19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C19])&gt;0;CONCATENATE(&quot;'&quot;;[Personnage.C19];&quot;'&quot;);&quot;null&quot;)" office:value-type="string" office:string-value="'EDITED_MEMORIES'">
            <text:p>'EDITED_MEMORIES'</text:p>
          </table:table-cell>
          <table:table-cell office:value-type="string">
            <text:p>,</text:p>
          </table:table-cell>
          <table:table-cell table:formula="of:=IF(LEN([Personnage.D19])&gt;0;CONCATENATE(&quot;'&quot;;[Personnage.D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])&gt;0;CONCATENATE(&quot;'&quot;;[Personnage.E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])&gt;0;CONCATENATE(&quot;'&quot;;[Personnage.H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])&gt;0;[Personnage.A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])&gt;0;CONCATENATE(&quot;'&quot;;[Personnage.G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])&gt;0;CONCATENATE(&quot;'&quot;;[Personnage.B20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C20])&gt;0;CONCATENATE(&quot;'&quot;;[Personnage.C20];&quot;'&quot;);&quot;null&quot;)" office:value-type="string" office:string-value="'RIGHT_AT_HOME'">
            <text:p>'RIGHT_AT_HOME'</text:p>
          </table:table-cell>
          <table:table-cell office:value-type="string">
            <text:p>,</text:p>
          </table:table-cell>
          <table:table-cell table:formula="of:=IF(LEN([Personnage.D20])&gt;0;CONCATENATE(&quot;'&quot;;[Personnage.D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])&gt;0;CONCATENATE(&quot;'&quot;;[Personnage.E20];&quot;'&quot;);&quot;null&quot;)" office:value-type="string" office:string-value="'FURY'">
            <text:p>'FURY'</text:p>
          </table:table-cell>
          <table:table-cell office:value-type="string">
            <text:p>,</text:p>
          </table:table-cell>
          <table:table-cell table:formula="of:=IF(LEN([Personnage.H20])&gt;0;CONCATENATE(&quot;'&quot;;[Personnage.H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])&gt;0;[Personnage.A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])&gt;0;CONCATENATE(&quot;'&quot;;[Personnage.G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])&gt;0;CONCATENATE(&quot;'&quot;;[Personnage.B21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C21])&gt;0;CONCATENATE(&quot;'&quot;;[Personnage.C21];&quot;'&quot;);&quot;null&quot;)" office:value-type="string" office:string-value="'DANGER_SENSE'">
            <text:p>'DANGER_SENSE'</text:p>
          </table:table-cell>
          <table:table-cell office:value-type="string">
            <text:p>,</text:p>
          </table:table-cell>
          <table:table-cell table:formula="of:=IF(LEN([Personnage.D21])&gt;0;CONCATENATE(&quot;'&quot;;[Personnage.D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])&gt;0;CONCATENATE(&quot;'&quot;;[Personnage.E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])&gt;0;CONCATENATE(&quot;'&quot;;[Personnage.H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#REF!])&gt;0;[#REF!]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#REF!]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2])&gt;0;[Personnage.A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2])&gt;0;CONCATENATE(&quot;'&quot;;[Personnage.G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])&gt;0;CONCATENATE(&quot;'&quot;;[Personnage.B22];&quot;'&quot;);&quot;null&quot;)" office:value-type="string" office:string-value="'MORPH_TYPE'">
            <text:p>'MORPH_TYPE'</text:p>
          </table:table-cell>
          <table:table-cell office:value-type="string">
            <text:p>,</text:p>
          </table:table-cell>
          <table:table-cell table:formula="of:=IF(LEN([Personnage.C22])&gt;0;CONCATENATE(&quot;'&quot;;[Personnage.C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])&gt;0;CONCATENATE(&quot;'&quot;;[Personnage.D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])&gt;0;CONCATENATE(&quot;'&quot;;[Personnage.E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2])&gt;0;CONCATENATE(&quot;'&quot;;[Personnage.H22];&quot;'&quot;);&quot;null&quot;)" office:value-type="string" office:string-value="'FURY'">
            <text:p>'FURY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4])&gt;0;[Personnage.A24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4])&gt;0;CONCATENATE(&quot;'&quot;;[Personnage.G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])&gt;0;CONCATENATE(&quot;'&quot;;[Personnage.B24];&quot;'&quot;);&quot;null&quot;)" office:value-type="string" office:string-value="'MORPH_DURABILITY'">
            <text:p>'MORPH_DURABILITY'</text:p>
          </table:table-cell>
          <table:table-cell office:value-type="string">
            <text:p>,</text:p>
          </table:table-cell>
          <table:table-cell table:formula="of:=IF(LEN([Personnage.C24])&gt;0;CONCATENATE(&quot;'&quot;;[Personnage.C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])&gt;0;CONCATENATE(&quot;'&quot;;[Personnage.D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])&gt;0;CONCATENATE(&quot;'&quot;;[Personnage.E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4])&gt;0;CONCATENATE(&quot;'&quot;;[Personnage.H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5])&gt;0;[Personnage.A25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5])&gt;0;CONCATENATE(&quot;'&quot;;[Personnage.G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])&gt;0;CONCATENATE(&quot;'&quot;;[Personnage.B25];&quot;'&quot;);&quot;null&quot;)" office:value-type="string" office:string-value="'MORPH_APT_MAX'">
            <text:p>'MORPH_APT_MAX'</text:p>
          </table:table-cell>
          <table:table-cell office:value-type="string">
            <text:p>,</text:p>
          </table:table-cell>
          <table:table-cell table:formula="of:=IF(LEN([Personnage.C25])&gt;0;CONCATENATE(&quot;'&quot;;[Personnage.C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])&gt;0;CONCATENATE(&quot;'&quot;;[Personnage.D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])&gt;0;CONCATENATE(&quot;'&quot;;[Personnage.E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5])&gt;0;CONCATENATE(&quot;'&quot;;[Personnage.H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6])&gt;0;[Personnage.A26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6])&gt;0;CONCATENATE(&quot;'&quot;;[Personnage.G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6])&gt;0;CONCATENATE(&quot;'&quot;;[Personnage.B26];&quot;'&quot;);&quot;null&quot;)" office:value-type="string" office:string-value="'MORPH_SPEED_MOD'">
            <text:p>'MORPH_SPEED_MOD'</text:p>
          </table:table-cell>
          <table:table-cell office:value-type="string">
            <text:p>,</text:p>
          </table:table-cell>
          <table:table-cell table:formula="of:=IF(LEN([Personnage.C26])&gt;0;CONCATENATE(&quot;'&quot;;[Personnage.C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6])&gt;0;CONCATENATE(&quot;'&quot;;[Personnage.D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6])&gt;0;CONCATENATE(&quot;'&quot;;[Personnage.E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6])&gt;0;CONCATENATE(&quot;'&quot;;[Personnage.H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8])&gt;0;[Personnage.A28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8])&gt;0;CONCATENATE(&quot;'&quot;;[Personnage.G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8])&gt;0;CONCATENATE(&quot;'&quot;;[Personnage.B28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C28])&gt;0;CONCATENATE(&quot;'&quot;;[Personnage.C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8])&gt;0;CONCATENATE(&quot;'&quot;;[Personnage.D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8])&gt;0;CONCATENATE(&quot;'&quot;;[Personnage.E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8])&gt;0;CONCATENATE(&quot;'&quot;;[Personnage.H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9])&gt;0;[Personnage.A29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9])&gt;0;CONCATENATE(&quot;'&quot;;[Personnage.G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9])&gt;0;CONCATENATE(&quot;'&quot;;[Personnage.B29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C29])&gt;0;CONCATENATE(&quot;'&quot;;[Personnage.C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9])&gt;0;CONCATENATE(&quot;'&quot;;[Personnage.D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9])&gt;0;CONCATENATE(&quot;'&quot;;[Personnage.E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9])&gt;0;CONCATENATE(&quot;'&quot;;[Personnage.H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30])&gt;0;[Personnage.A30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30])&gt;0;CONCATENATE(&quot;'&quot;;[Personnage.G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30])&gt;0;CONCATENATE(&quot;'&quot;;[Personnage.B30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C30])&gt;0;CONCATENATE(&quot;'&quot;;[Personnage.C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30])&gt;0;CONCATENATE(&quot;'&quot;;[Personnage.D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0])&gt;0;CONCATENATE(&quot;'&quot;;[Personnage.E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30])&gt;0;CONCATENATE(&quot;'&quot;;[Personnage.H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31])&gt;0;[Personnage.A31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31])&gt;0;CONCATENATE(&quot;'&quot;;[Personnage.G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31])&gt;0;CONCATENATE(&quot;'&quot;;[Personnage.B31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C31])&gt;0;CONCATENATE(&quot;'&quot;;[Personnage.C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31])&gt;0;CONCATENATE(&quot;'&quot;;[Personnage.D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1])&gt;0;CONCATENATE(&quot;'&quot;;[Personnage.E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31])&gt;0;CONCATENATE(&quot;'&quot;;[Personnage.H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32])&gt;0;[Personnage.A32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32])&gt;0;CONCATENATE(&quot;'&quot;;[Personnage.G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32])&gt;0;CONCATENATE(&quot;'&quot;;[Personnage.B32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C32])&gt;0;CONCATENATE(&quot;'&quot;;[Personnage.C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32])&gt;0;CONCATENATE(&quot;'&quot;;[Personnage.D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2])&gt;0;CONCATENATE(&quot;'&quot;;[Personnage.E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32])&gt;0;CONCATENATE(&quot;'&quot;;[Personnage.H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33])&gt;0;[Personnage.A33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33])&gt;0;CONCATENATE(&quot;'&quot;;[Personnage.G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33])&gt;0;CONCATENATE(&quot;'&quot;;[Personnage.B33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C33])&gt;0;CONCATENATE(&quot;'&quot;;[Personnage.C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33])&gt;0;CONCATENATE(&quot;'&quot;;[Personnage.D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3])&gt;0;CONCATENATE(&quot;'&quot;;[Personnage.E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33])&gt;0;CONCATENATE(&quot;'&quot;;[Personnage.H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4])&gt;0;[Personnage.A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4])&gt;0;CONCATENATE(&quot;'&quot;;[Personnage.G4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4])&gt;0;CONCATENATE(&quot;'&quot;;[Personnage.B4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C44])&gt;0;CONCATENATE(&quot;'&quot;;[Personnage.C44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G44])&gt;0;CONCATENATE(&quot;'&quot;;[Personnage.G4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IF(LEN([Personnage.E44])&gt;0;CONCATENATE(&quot;'&quot;;[Personnage.E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4])&gt;0;CONCATENATE(&quot;'&quot;;[Personnage.H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5])&gt;0;[Personnage.A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5])&gt;0;CONCATENATE(&quot;'&quot;;[Personnage.G4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5])&gt;0;CONCATENATE(&quot;'&quot;;[Personnage.B4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C45])&gt;0;CONCATENATE(&quot;'&quot;;[Personnage.C45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G45])&gt;0;CONCATENATE(&quot;'&quot;;[Personnage.G4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IF(LEN([Personnage.E45])&gt;0;CONCATENATE(&quot;'&quot;;[Personnage.E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5])&gt;0;CONCATENATE(&quot;'&quot;;[Personnage.H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6])&gt;0;[Personnage.A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6])&gt;0;CONCATENATE(&quot;'&quot;;[Personnage.G4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6])&gt;0;CONCATENATE(&quot;'&quot;;[Personnage.B46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C46])&gt;0;CONCATENATE(&quot;'&quot;;[Personnage.C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G46])&gt;0;CONCATENATE(&quot;'&quot;;[Personnage.G4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IF(LEN([Personnage.E46])&gt;0;CONCATENATE(&quot;'&quot;;[Personnage.E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6])&gt;0;CONCATENATE(&quot;'&quot;;[Personnage.H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7])&gt;0;[Personnage.A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7])&gt;0;CONCATENATE(&quot;'&quot;;[Personnage.G4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7])&gt;0;CONCATENATE(&quot;'&quot;;[Personnage.B4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47])&gt;0;CONCATENATE(&quot;'&quot;;[Personnage.C47];&quot;'&quot;);&quot;null&quot;)" office:value-type="string" office:string-value="'ANIMALHANDLING'">
            <text:p>'ANIMALHANDLING'</text:p>
          </table:table-cell>
          <table:table-cell office:value-type="string">
            <text:p>,</text:p>
          </table:table-cell>
          <table:table-cell table:formula="of:=IF(LEN([Personnage.D47])&gt;0;CONCATENATE(&quot;'&quot;;[Personnage.D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47])&gt;0;CONCATENATE(&quot;'&quot;;[Personnage.E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7])&gt;0;CONCATENATE(&quot;'&quot;;[Personnage.H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8])&gt;0;[Personnage.A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8])&gt;0;CONCATENATE(&quot;'&quot;;[Personnage.G4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8])&gt;0;CONCATENATE(&quot;'&quot;;[Personnage.B4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48])&gt;0;CONCATENATE(&quot;'&quot;;[Personnage.C48];&quot;'&quot;);&quot;null&quot;)" office:value-type="string" office:string-value="'BEAMWEAPONS'">
            <text:p>'BEAMWEAPONS'</text:p>
          </table:table-cell>
          <table:table-cell office:value-type="string">
            <text:p>,</text:p>
          </table:table-cell>
          <table:table-cell table:formula="of:=IF(LEN([Personnage.D48])&gt;0;CONCATENATE(&quot;'&quot;;[Personnage.D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48])&gt;0;CONCATENATE(&quot;'&quot;;[Personnage.E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8])&gt;0;CONCATENATE(&quot;'&quot;;[Personnage.H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9])&gt;0;[Personnage.A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9])&gt;0;CONCATENATE(&quot;'&quot;;[Personnage.G4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9])&gt;0;CONCATENATE(&quot;'&quot;;[Personnage.B4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49])&gt;0;CONCATENATE(&quot;'&quot;;[Personnage.C49];&quot;'&quot;);&quot;null&quot;)" office:value-type="string" office:string-value="'BLADES'">
            <text:p>'BLADES'</text:p>
          </table:table-cell>
          <table:table-cell office:value-type="string">
            <text:p>,</text:p>
          </table:table-cell>
          <table:table-cell table:formula="of:=IF(LEN([Personnage.D49])&gt;0;CONCATENATE(&quot;'&quot;;[Personnage.D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49])&gt;0;CONCATENATE(&quot;'&quot;;[Personnage.E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9])&gt;0;CONCATENATE(&quot;'&quot;;[Personnage.H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0])&gt;0;[Personnage.A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0])&gt;0;CONCATENATE(&quot;'&quot;;[Personnage.G5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0])&gt;0;CONCATENATE(&quot;'&quot;;[Personnage.B5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0])&gt;0;CONCATENATE(&quot;'&quot;;[Personnage.C50];&quot;'&quot;);&quot;null&quot;)" office:value-type="string" office:string-value="'CLIMBING'">
            <text:p>'CLIMBING'</text:p>
          </table:table-cell>
          <table:table-cell office:value-type="string">
            <text:p>,</text:p>
          </table:table-cell>
          <table:table-cell table:formula="of:=IF(LEN([Personnage.D50])&gt;0;CONCATENATE(&quot;'&quot;;[Personnage.D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0])&gt;0;CONCATENATE(&quot;'&quot;;[Personnage.E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0])&gt;0;CONCATENATE(&quot;'&quot;;[Personnage.H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3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1])&gt;0;[Personnage.A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1])&gt;0;CONCATENATE(&quot;'&quot;;[Personnage.G5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1])&gt;0;CONCATENATE(&quot;'&quot;;[Personnage.B5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1])&gt;0;CONCATENATE(&quot;'&quot;;[Personnage.C51];&quot;'&quot;);&quot;null&quot;)" office:value-type="string" office:string-value="'CLUBS'">
            <text:p>'CLUBS'</text:p>
          </table:table-cell>
          <table:table-cell office:value-type="string">
            <text:p>,</text:p>
          </table:table-cell>
          <table:table-cell table:formula="of:=IF(LEN([Personnage.D51])&gt;0;CONCATENATE(&quot;'&quot;;[Personnage.D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1])&gt;0;CONCATENATE(&quot;'&quot;;[Personnage.E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1])&gt;0;CONCATENATE(&quot;'&quot;;[Personnage.H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2])&gt;0;[Personnage.A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2])&gt;0;CONCATENATE(&quot;'&quot;;[Personnage.G52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2])&gt;0;CONCATENATE(&quot;'&quot;;[Personnage.B5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2])&gt;0;CONCATENATE(&quot;'&quot;;[Personnage.C52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D52])&gt;0;CONCATENATE(&quot;'&quot;;[Personnage.D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2])&gt;0;CONCATENATE(&quot;'&quot;;[Personnage.E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2])&gt;0;CONCATENATE(&quot;'&quot;;[Personnage.H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3])&gt;0;[Personnage.A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3])&gt;0;CONCATENATE(&quot;'&quot;;[Personnage.G5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3])&gt;0;CONCATENATE(&quot;'&quot;;[Personnage.B5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3])&gt;0;CONCATENATE(&quot;'&quot;;[Personnage.C53];&quot;'&quot;);&quot;null&quot;)" office:value-type="string" office:string-value="'DEMOLITIONS'">
            <text:p>'DEMOLITIONS'</text:p>
          </table:table-cell>
          <table:table-cell office:value-type="string">
            <text:p>,</text:p>
          </table:table-cell>
          <table:table-cell table:formula="of:=IF(LEN([Personnage.D53])&gt;0;CONCATENATE(&quot;'&quot;;[Personnage.D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3])&gt;0;CONCATENATE(&quot;'&quot;;[Personnage.E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3])&gt;0;CONCATENATE(&quot;'&quot;;[Personnage.H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4])&gt;0;[Personnage.A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4])&gt;0;CONCATENATE(&quot;'&quot;;[Personnage.G5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4])&gt;0;CONCATENATE(&quot;'&quot;;[Personnage.B5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4])&gt;0;CONCATENATE(&quot;'&quot;;[Personnage.C54];&quot;'&quot;);&quot;null&quot;)" office:value-type="string" office:string-value="'DISGUISE'">
            <text:p>'DISGUISE'</text:p>
          </table:table-cell>
          <table:table-cell office:value-type="string">
            <text:p>,</text:p>
          </table:table-cell>
          <table:table-cell table:formula="of:=IF(LEN([Personnage.D54])&gt;0;CONCATENATE(&quot;'&quot;;[Personnage.D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4])&gt;0;CONCATENATE(&quot;'&quot;;[Personnage.E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4])&gt;0;CONCATENATE(&quot;'&quot;;[Personnage.H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5])&gt;0;[Personnage.A5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5])&gt;0;CONCATENATE(&quot;'&quot;;[Personnage.G5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5])&gt;0;CONCATENATE(&quot;'&quot;;[Personnage.B5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5])&gt;0;CONCATENATE(&quot;'&quot;;[Personnage.C55];&quot;'&quot;);&quot;null&quot;)" office:value-type="string" office:string-value="'FLIGHT'">
            <text:p>'FLIGHT'</text:p>
          </table:table-cell>
          <table:table-cell office:value-type="string">
            <text:p>,</text:p>
          </table:table-cell>
          <table:table-cell table:formula="of:=IF(LEN([Personnage.D55])&gt;0;CONCATENATE(&quot;'&quot;;[Personnage.D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5])&gt;0;CONCATENATE(&quot;'&quot;;[Personnage.E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5])&gt;0;CONCATENATE(&quot;'&quot;;[Personnage.H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6])&gt;0;[Personnage.A5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6])&gt;0;CONCATENATE(&quot;'&quot;;[Personnage.G56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6])&gt;0;CONCATENATE(&quot;'&quot;;[Personnage.B5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6])&gt;0;CONCATENATE(&quot;'&quot;;[Personnage.C56];&quot;'&quot;);&quot;null&quot;)" office:value-type="string" office:string-value="'FRAY'">
            <text:p>'FRAY'</text:p>
          </table:table-cell>
          <table:table-cell office:value-type="string">
            <text:p>,</text:p>
          </table:table-cell>
          <table:table-cell table:formula="of:=IF(LEN([Personnage.D56])&gt;0;CONCATENATE(&quot;'&quot;;[Personnage.D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6])&gt;0;CONCATENATE(&quot;'&quot;;[Personnage.E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6])&gt;0;CONCATENATE(&quot;'&quot;;[Personnage.H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7])&gt;0;[Personnage.A5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7])&gt;0;CONCATENATE(&quot;'&quot;;[Personnage.G5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7])&gt;0;CONCATENATE(&quot;'&quot;;[Personnage.B5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7])&gt;0;CONCATENATE(&quot;'&quot;;[Personnage.C57];&quot;'&quot;);&quot;null&quot;)" office:value-type="string" office:string-value="'FREEFALL'">
            <text:p>'FREEFALL'</text:p>
          </table:table-cell>
          <table:table-cell office:value-type="string">
            <text:p>,</text:p>
          </table:table-cell>
          <table:table-cell table:formula="of:=IF(LEN([Personnage.D57])&gt;0;CONCATENATE(&quot;'&quot;;[Personnage.D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7])&gt;0;CONCATENATE(&quot;'&quot;;[Personnage.E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7])&gt;0;CONCATENATE(&quot;'&quot;;[Personnage.H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8])&gt;0;[Personnage.A5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8])&gt;0;CONCATENATE(&quot;'&quot;;[Personnage.G5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8])&gt;0;CONCATENATE(&quot;'&quot;;[Personnage.B5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8])&gt;0;CONCATENATE(&quot;'&quot;;[Personnage.C58];&quot;'&quot;);&quot;null&quot;)" office:value-type="string" office:string-value="'FREERUNNING'">
            <text:p>'FREERUNNING'</text:p>
          </table:table-cell>
          <table:table-cell office:value-type="string">
            <text:p>,</text:p>
          </table:table-cell>
          <table:table-cell table:formula="of:=IF(LEN([Personnage.D58])&gt;0;CONCATENATE(&quot;'&quot;;[Personnage.D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8])&gt;0;CONCATENATE(&quot;'&quot;;[Personnage.E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8])&gt;0;CONCATENATE(&quot;'&quot;;[Personnage.H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9])&gt;0;[Personnage.A5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9])&gt;0;CONCATENATE(&quot;'&quot;;[Personnage.G5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9])&gt;0;CONCATENATE(&quot;'&quot;;[Personnage.B5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9])&gt;0;CONCATENATE(&quot;'&quot;;[Personnage.C59];&quot;'&quot;);&quot;null&quot;)" office:value-type="string" office:string-value="'GUNNERY'">
            <text:p>'GUNNERY'</text:p>
          </table:table-cell>
          <table:table-cell office:value-type="string">
            <text:p>,</text:p>
          </table:table-cell>
          <table:table-cell table:formula="of:=IF(LEN([Personnage.D59])&gt;0;CONCATENATE(&quot;'&quot;;[Personnage.D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9])&gt;0;CONCATENATE(&quot;'&quot;;[Personnage.E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9])&gt;0;CONCATENATE(&quot;'&quot;;[Personnage.H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0])&gt;0;[Personnage.A6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0])&gt;0;CONCATENATE(&quot;'&quot;;[Personnage.G6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0])&gt;0;CONCATENATE(&quot;'&quot;;[Personnage.B6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0])&gt;0;CONCATENATE(&quot;'&quot;;[Personnage.C60];&quot;'&quot;);&quot;null&quot;)" office:value-type="string" office:string-value="'IMPERSONATION'">
            <text:p>'IMPERSONATION'</text:p>
          </table:table-cell>
          <table:table-cell office:value-type="string">
            <text:p>,</text:p>
          </table:table-cell>
          <table:table-cell table:formula="of:=IF(LEN([Personnage.D60])&gt;0;CONCATENATE(&quot;'&quot;;[Personnage.D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0])&gt;0;CONCATENATE(&quot;'&quot;;[Personnage.E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0])&gt;0;CONCATENATE(&quot;'&quot;;[Personnage.H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4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1])&gt;0;[Personnage.A6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1])&gt;0;CONCATENATE(&quot;'&quot;;[Personnage.G6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1])&gt;0;CONCATENATE(&quot;'&quot;;[Personnage.B6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1])&gt;0;CONCATENATE(&quot;'&quot;;[Personnage.C61];&quot;'&quot;);&quot;null&quot;)" office:value-type="string" office:string-value="'INFILTRATION'">
            <text:p>'INFILTRATION'</text:p>
          </table:table-cell>
          <table:table-cell office:value-type="string">
            <text:p>,</text:p>
          </table:table-cell>
          <table:table-cell table:formula="of:=IF(LEN([Personnage.D61])&gt;0;CONCATENATE(&quot;'&quot;;[Personnage.D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1])&gt;0;CONCATENATE(&quot;'&quot;;[Personnage.E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1])&gt;0;CONCATENATE(&quot;'&quot;;[Personnage.H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2])&gt;0;[Personnage.A6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2])&gt;0;CONCATENATE(&quot;'&quot;;[Personnage.G62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2])&gt;0;CONCATENATE(&quot;'&quot;;[Personnage.B6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2])&gt;0;CONCATENATE(&quot;'&quot;;[Personnage.C62];&quot;'&quot;);&quot;null&quot;)" office:value-type="string" office:string-value="'INFOSEC'">
            <text:p>'INFOSEC'</text:p>
          </table:table-cell>
          <table:table-cell office:value-type="string">
            <text:p>,</text:p>
          </table:table-cell>
          <table:table-cell table:formula="of:=IF(LEN([Personnage.D62])&gt;0;CONCATENATE(&quot;'&quot;;[Personnage.D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2])&gt;0;CONCATENATE(&quot;'&quot;;[Personnage.E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2])&gt;0;CONCATENATE(&quot;'&quot;;[Personnage.H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3])&gt;0;[Personnage.A6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3])&gt;0;CONCATENATE(&quot;'&quot;;[Personnage.G6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3])&gt;0;CONCATENATE(&quot;'&quot;;[Personnage.B6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3])&gt;0;CONCATENATE(&quot;'&quot;;[Personnage.C63];&quot;'&quot;);&quot;null&quot;)" office:value-type="string" office:string-value="'INTERFACING'">
            <text:p>'INTERFACING'</text:p>
          </table:table-cell>
          <table:table-cell office:value-type="string">
            <text:p>,</text:p>
          </table:table-cell>
          <table:table-cell table:formula="of:=IF(LEN([Personnage.D63])&gt;0;CONCATENATE(&quot;'&quot;;[Personnage.D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3])&gt;0;CONCATENATE(&quot;'&quot;;[Personnage.E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3])&gt;0;CONCATENATE(&quot;'&quot;;[Personnage.H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4])&gt;0;[Personnage.A6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4])&gt;0;CONCATENATE(&quot;'&quot;;[Personnage.G6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4])&gt;0;CONCATENATE(&quot;'&quot;;[Personnage.B6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4])&gt;0;CONCATENATE(&quot;'&quot;;[Personnage.C64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D64])&gt;0;CONCATENATE(&quot;'&quot;;[Personnage.D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4])&gt;0;CONCATENATE(&quot;'&quot;;[Personnage.E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4])&gt;0;CONCATENATE(&quot;'&quot;;[Personnage.H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5])&gt;0;[Personnage.A6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5])&gt;0;CONCATENATE(&quot;'&quot;;[Personnage.G6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5])&gt;0;CONCATENATE(&quot;'&quot;;[Personnage.B6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5])&gt;0;CONCATENATE(&quot;'&quot;;[Personnage.C65];&quot;'&quot;);&quot;null&quot;)" office:value-type="string" office:string-value="'INVESTIGATION'">
            <text:p>'INVESTIGATION'</text:p>
          </table:table-cell>
          <table:table-cell office:value-type="string">
            <text:p>,</text:p>
          </table:table-cell>
          <table:table-cell table:formula="of:=IF(LEN([Personnage.D65])&gt;0;CONCATENATE(&quot;'&quot;;[Personnage.D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5])&gt;0;CONCATENATE(&quot;'&quot;;[Personnage.E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5])&gt;0;CONCATENATE(&quot;'&quot;;[Personnage.H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6])&gt;0;[Personnage.A6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6])&gt;0;CONCATENATE(&quot;'&quot;;[Personnage.G66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6])&gt;0;CONCATENATE(&quot;'&quot;;[Personnage.B6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6])&gt;0;CONCATENATE(&quot;'&quot;;[Personnage.C66];&quot;'&quot;);&quot;null&quot;)" office:value-type="string" office:string-value="'KINESICS'">
            <text:p>'KINESICS'</text:p>
          </table:table-cell>
          <table:table-cell office:value-type="string">
            <text:p>,</text:p>
          </table:table-cell>
          <table:table-cell table:formula="of:=IF(LEN([Personnage.D66])&gt;0;CONCATENATE(&quot;'&quot;;[Personnage.D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6])&gt;0;CONCATENATE(&quot;'&quot;;[Personnage.E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6])&gt;0;CONCATENATE(&quot;'&quot;;[Personnage.H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7])&gt;0;[Personnage.A6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7])&gt;0;CONCATENATE(&quot;'&quot;;[Personnage.G6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7])&gt;0;CONCATENATE(&quot;'&quot;;[Personnage.B6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7])&gt;0;CONCATENATE(&quot;'&quot;;[Personnage.C67];&quot;'&quot;);&quot;null&quot;)" office:value-type="string" office:string-value="'KINETICWEAPONS'">
            <text:p>'KINETICWEAPONS'</text:p>
          </table:table-cell>
          <table:table-cell office:value-type="string">
            <text:p>,</text:p>
          </table:table-cell>
          <table:table-cell table:formula="of:=IF(LEN([Personnage.D67])&gt;0;CONCATENATE(&quot;'&quot;;[Personnage.D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7])&gt;0;CONCATENATE(&quot;'&quot;;[Personnage.E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7])&gt;0;CONCATENATE(&quot;'&quot;;[Personnage.H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8])&gt;0;[Personnage.A6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8])&gt;0;CONCATENATE(&quot;'&quot;;[Personnage.G6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8])&gt;0;CONCATENATE(&quot;'&quot;;[Personnage.B6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8])&gt;0;CONCATENATE(&quot;'&quot;;[Personnage.C68];&quot;'&quot;);&quot;null&quot;)" office:value-type="string" office:string-value="'NAVIGATION'">
            <text:p>'NAVIGATION'</text:p>
          </table:table-cell>
          <table:table-cell office:value-type="string">
            <text:p>,</text:p>
          </table:table-cell>
          <table:table-cell table:formula="of:=IF(LEN([Personnage.D68])&gt;0;CONCATENATE(&quot;'&quot;;[Personnage.D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8])&gt;0;CONCATENATE(&quot;'&quot;;[Personnage.E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8])&gt;0;CONCATENATE(&quot;'&quot;;[Personnage.H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9])&gt;0;[Personnage.A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9])&gt;0;CONCATENATE(&quot;'&quot;;[Personnage.G6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9])&gt;0;CONCATENATE(&quot;'&quot;;[Personnage.B6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9])&gt;0;CONCATENATE(&quot;'&quot;;[Personnage.C69];&quot;'&quot;);&quot;null&quot;)" office:value-type="string" office:string-value="'PALMING'">
            <text:p>'PALMING'</text:p>
          </table:table-cell>
          <table:table-cell office:value-type="string">
            <text:p>,</text:p>
          </table:table-cell>
          <table:table-cell table:formula="of:=IF(LEN([Personnage.D69])&gt;0;CONCATENATE(&quot;'&quot;;[Personnage.D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9])&gt;0;CONCATENATE(&quot;'&quot;;[Personnage.E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9])&gt;0;CONCATENATE(&quot;'&quot;;[Personnage.H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0])&gt;0;[Personnage.A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0])&gt;0;CONCATENATE(&quot;'&quot;;[Personnage.G7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0])&gt;0;CONCATENATE(&quot;'&quot;;[Personnage.B7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0])&gt;0;CONCATENATE(&quot;'&quot;;[Personnage.C70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D70])&gt;0;CONCATENATE(&quot;'&quot;;[Personnage.D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0])&gt;0;CONCATENATE(&quot;'&quot;;[Personnage.E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0])&gt;0;CONCATENATE(&quot;'&quot;;[Personnage.H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5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1])&gt;0;[Personnage.A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1])&gt;0;CONCATENATE(&quot;'&quot;;[Personnage.G7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1])&gt;0;CONCATENATE(&quot;'&quot;;[Personnage.B7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1])&gt;0;CONCATENATE(&quot;'&quot;;[Personnage.C71];&quot;'&quot;);&quot;null&quot;)" office:value-type="string" office:string-value="'PERSUASION'">
            <text:p>'PERSUASION'</text:p>
          </table:table-cell>
          <table:table-cell office:value-type="string">
            <text:p>,</text:p>
          </table:table-cell>
          <table:table-cell table:formula="of:=IF(LEN([Personnage.D71])&gt;0;CONCATENATE(&quot;'&quot;;[Personnage.D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1])&gt;0;CONCATENATE(&quot;'&quot;;[Personnage.E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1])&gt;0;CONCATENATE(&quot;'&quot;;[Personnage.H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2])&gt;0;[Personnage.A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2])&gt;0;CONCATENATE(&quot;'&quot;;[Personnage.G72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2])&gt;0;CONCATENATE(&quot;'&quot;;[Personnage.B7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2])&gt;0;CONCATENATE(&quot;'&quot;;[Personnage.C72];&quot;'&quot;);&quot;null&quot;)" office:value-type="string" office:string-value="'PROGRAMMING'">
            <text:p>'PROGRAMMING'</text:p>
          </table:table-cell>
          <table:table-cell office:value-type="string">
            <text:p>,</text:p>
          </table:table-cell>
          <table:table-cell table:formula="of:=IF(LEN([Personnage.D72])&gt;0;CONCATENATE(&quot;'&quot;;[Personnage.D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2])&gt;0;CONCATENATE(&quot;'&quot;;[Personnage.E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2])&gt;0;CONCATENATE(&quot;'&quot;;[Personnage.H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3])&gt;0;[Personnage.A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3])&gt;0;CONCATENATE(&quot;'&quot;;[Personnage.G7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3])&gt;0;CONCATENATE(&quot;'&quot;;[Personnage.B7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3])&gt;0;CONCATENATE(&quot;'&quot;;[Personnage.C73];&quot;'&quot;);&quot;null&quot;)" office:value-type="string" office:string-value="'PROTOCOL'">
            <text:p>'PROTOCOL'</text:p>
          </table:table-cell>
          <table:table-cell office:value-type="string">
            <text:p>,</text:p>
          </table:table-cell>
          <table:table-cell table:formula="of:=IF(LEN([Personnage.D73])&gt;0;CONCATENATE(&quot;'&quot;;[Personnage.D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3])&gt;0;CONCATENATE(&quot;'&quot;;[Personnage.E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3])&gt;0;CONCATENATE(&quot;'&quot;;[Personnage.H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4])&gt;0;[Personnage.A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4])&gt;0;CONCATENATE(&quot;'&quot;;[Personnage.G7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4])&gt;0;CONCATENATE(&quot;'&quot;;[Personnage.B7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4])&gt;0;CONCATENATE(&quot;'&quot;;[Personnage.C74];&quot;'&quot;);&quot;null&quot;)" office:value-type="string" office:string-value="'PSYCHOSURGERY'">
            <text:p>'PSYCHOSURGERY'</text:p>
          </table:table-cell>
          <table:table-cell office:value-type="string">
            <text:p>,</text:p>
          </table:table-cell>
          <table:table-cell table:formula="of:=IF(LEN([Personnage.D74])&gt;0;CONCATENATE(&quot;'&quot;;[Personnage.D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4])&gt;0;CONCATENATE(&quot;'&quot;;[Personnage.E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4])&gt;0;CONCATENATE(&quot;'&quot;;[Personnage.H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5])&gt;0;[Personnage.A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5])&gt;0;CONCATENATE(&quot;'&quot;;[Personnage.G7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5])&gt;0;CONCATENATE(&quot;'&quot;;[Personnage.B7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5])&gt;0;CONCATENATE(&quot;'&quot;;[Personnage.C75];&quot;'&quot;);&quot;null&quot;)" office:value-type="string" office:string-value="'RESEARCH'">
            <text:p>'RESEARCH'</text:p>
          </table:table-cell>
          <table:table-cell office:value-type="string">
            <text:p>,</text:p>
          </table:table-cell>
          <table:table-cell table:formula="of:=IF(LEN([Personnage.D75])&gt;0;CONCATENATE(&quot;'&quot;;[Personnage.D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5])&gt;0;CONCATENATE(&quot;'&quot;;[Personnage.E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5])&gt;0;CONCATENATE(&quot;'&quot;;[Personnage.H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6])&gt;0;[Personnage.A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6])&gt;0;CONCATENATE(&quot;'&quot;;[Personnage.G76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6])&gt;0;CONCATENATE(&quot;'&quot;;[Personnage.B7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6])&gt;0;CONCATENATE(&quot;'&quot;;[Personnage.C76];&quot;'&quot;);&quot;null&quot;)" office:value-type="string" office:string-value="'SCROUNGING'">
            <text:p>'SCROUNGING'</text:p>
          </table:table-cell>
          <table:table-cell office:value-type="string">
            <text:p>,</text:p>
          </table:table-cell>
          <table:table-cell table:formula="of:=IF(LEN([Personnage.D76])&gt;0;CONCATENATE(&quot;'&quot;;[Personnage.D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6])&gt;0;CONCATENATE(&quot;'&quot;;[Personnage.E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6])&gt;0;CONCATENATE(&quot;'&quot;;[Personnage.H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7])&gt;0;[Personnage.A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7])&gt;0;CONCATENATE(&quot;'&quot;;[Personnage.G7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7])&gt;0;CONCATENATE(&quot;'&quot;;[Personnage.B7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7])&gt;0;CONCATENATE(&quot;'&quot;;[Personnage.C77];&quot;'&quot;);&quot;null&quot;)" office:value-type="string" office:string-value="'SEEKERWEAPONS'">
            <text:p>'SEEKERWEAPONS'</text:p>
          </table:table-cell>
          <table:table-cell office:value-type="string">
            <text:p>,</text:p>
          </table:table-cell>
          <table:table-cell table:formula="of:=IF(LEN([Personnage.D77])&gt;0;CONCATENATE(&quot;'&quot;;[Personnage.D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7])&gt;0;CONCATENATE(&quot;'&quot;;[Personnage.E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7])&gt;0;CONCATENATE(&quot;'&quot;;[Personnage.H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8])&gt;0;[Personnage.A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8])&gt;0;CONCATENATE(&quot;'&quot;;[Personnage.G7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8])&gt;0;CONCATENATE(&quot;'&quot;;[Personnage.B7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8])&gt;0;CONCATENATE(&quot;'&quot;;[Personnage.C78];&quot;'&quot;);&quot;null&quot;)" office:value-type="string" office:string-value="'SPRAYWEAPONS'">
            <text:p>'SPRAYWEAPONS'</text:p>
          </table:table-cell>
          <table:table-cell office:value-type="string">
            <text:p>,</text:p>
          </table:table-cell>
          <table:table-cell table:formula="of:=IF(LEN([Personnage.D78])&gt;0;CONCATENATE(&quot;'&quot;;[Personnage.D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8])&gt;0;CONCATENATE(&quot;'&quot;;[Personnage.E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8])&gt;0;CONCATENATE(&quot;'&quot;;[Personnage.H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9])&gt;0;[Personnage.A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9])&gt;0;CONCATENATE(&quot;'&quot;;[Personnage.G7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9])&gt;0;CONCATENATE(&quot;'&quot;;[Personnage.B7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9])&gt;0;CONCATENATE(&quot;'&quot;;[Personnage.C79];&quot;'&quot;);&quot;null&quot;)" office:value-type="string" office:string-value="'SWIMMING'">
            <text:p>'SWIMMING'</text:p>
          </table:table-cell>
          <table:table-cell office:value-type="string">
            <text:p>,</text:p>
          </table:table-cell>
          <table:table-cell table:formula="of:=IF(LEN([Personnage.D79])&gt;0;CONCATENATE(&quot;'&quot;;[Personnage.D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9])&gt;0;CONCATENATE(&quot;'&quot;;[Personnage.E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9])&gt;0;CONCATENATE(&quot;'&quot;;[Personnage.H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0])&gt;0;[Personnage.A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0])&gt;0;CONCATENATE(&quot;'&quot;;[Personnage.G8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0])&gt;0;CONCATENATE(&quot;'&quot;;[Personnage.B8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80])&gt;0;CONCATENATE(&quot;'&quot;;[Personnage.C80];&quot;'&quot;);&quot;null&quot;)" office:value-type="string" office:string-value="'THROWINGWEAPONS'">
            <text:p>'THROWINGWEAPONS'</text:p>
          </table:table-cell>
          <table:table-cell office:value-type="string">
            <text:p>,</text:p>
          </table:table-cell>
          <table:table-cell table:formula="of:=IF(LEN([Personnage.D80])&gt;0;CONCATENATE(&quot;'&quot;;[Personnage.D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0])&gt;0;CONCATENATE(&quot;'&quot;;[Personnage.E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0])&gt;0;CONCATENATE(&quot;'&quot;;[Personnage.H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6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1])&gt;0;[Personnage.A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1])&gt;0;CONCATENATE(&quot;'&quot;;[Personnage.G8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1])&gt;0;CONCATENATE(&quot;'&quot;;[Personnage.B8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81])&gt;0;CONCATENATE(&quot;'&quot;;[Personnage.C81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D81])&gt;0;CONCATENATE(&quot;'&quot;;[Personnage.D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1])&gt;0;CONCATENATE(&quot;'&quot;;[Personnage.E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1])&gt;0;CONCATENATE(&quot;'&quot;;[Personnage.H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2])&gt;0;[Personnage.A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2])&gt;0;CONCATENATE(&quot;'&quot;;[Personnage.G82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2])&gt;0;CONCATENATE(&quot;'&quot;;[Personnage.B82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82])&gt;0;CONCATENATE(&quot;'&quot;;[Personnage.C82];&quot;'&quot;);&quot;null&quot;)" office:value-type="string" office:string-value="'ASSAULT'">
            <text:p>'ASSAULT'</text:p>
          </table:table-cell>
          <table:table-cell office:value-type="string">
            <text:p>,</text:p>
          </table:table-cell>
          <table:table-cell table:formula="of:=IF(LEN([Personnage.D82])&gt;0;CONCATENATE(&quot;'&quot;;[Personnage.D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2])&gt;0;CONCATENATE(&quot;'&quot;;[Personnage.E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2])&gt;0;CONCATENATE(&quot;'&quot;;[Personnage.H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3])&gt;0;[Personnage.A8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3])&gt;0;CONCATENATE(&quot;'&quot;;[Personnage.G8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3])&gt;0;CONCATENATE(&quot;'&quot;;[Personnage.B83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83])&gt;0;CONCATENATE(&quot;'&quot;;[Personnage.C83];&quot;'&quot;);&quot;null&quot;)" office:value-type="string" office:string-value="'CONTROL'">
            <text:p>'CONTROL'</text:p>
          </table:table-cell>
          <table:table-cell office:value-type="string">
            <text:p>,</text:p>
          </table:table-cell>
          <table:table-cell table:formula="of:=IF(LEN([Personnage.D83])&gt;0;CONCATENATE(&quot;'&quot;;[Personnage.D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3])&gt;0;CONCATENATE(&quot;'&quot;;[Personnage.E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3])&gt;0;CONCATENATE(&quot;'&quot;;[Personnage.H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4])&gt;0;[Personnage.A8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4])&gt;0;CONCATENATE(&quot;'&quot;;[Personnage.G8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4])&gt;0;CONCATENATE(&quot;'&quot;;[Personnage.B84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84])&gt;0;CONCATENATE(&quot;'&quot;;[Personnage.C84];&quot;'&quot;);&quot;null&quot;)" office:value-type="string" office:string-value="'SENSE'">
            <text:p>'SENSE'</text:p>
          </table:table-cell>
          <table:table-cell office:value-type="string">
            <text:p>,</text:p>
          </table:table-cell>
          <table:table-cell table:formula="of:=IF(LEN([Personnage.D84])&gt;0;CONCATENATE(&quot;'&quot;;[Personnage.D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4])&gt;0;CONCATENATE(&quot;'&quot;;[Personnage.E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4])&gt;0;CONCATENATE(&quot;'&quot;;[Personnage.H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96])&gt;0;[Personnage.A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3])&gt;0;CONCATENATE(&quot;'&quot;;[Personnage.G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3])&gt;0;CONCATENATE(&quot;'&quot;;[Personnage.B123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C123])&gt;0;CONCATENATE(&quot;'&quot;;[Personnage.C123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D123])&gt;0;CONCATENATE(&quot;'&quot;;[Personnage.D123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E123])&gt;0;CONCATENATE(&quot;'&quot;;[Personnage.E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3])&gt;0;CONCATENATE(&quot;'&quot;;[Personnage.H123];&quot;'&quot;);&quot;null&quot;)" office:value-type="string" office:string-value="'Ocho'">
            <text:p>'Ocho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97])&gt;0;[Personnage.A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4])&gt;0;CONCATENATE(&quot;'&quot;;[Personnage.G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4])&gt;0;CONCATENATE(&quot;'&quot;;[Personnage.B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4])&gt;0;CONCATENATE(&quot;'&quot;;[Personnage.C124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D124])&gt;0;CONCATENATE(&quot;'&quot;;[Personnage.D124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E124])&gt;0;CONCATENATE(&quot;'&quot;;[Personnage.E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4])&gt;0;CONCATENATE(&quot;'&quot;;[Personnage.H124];&quot;'&quot;);&quot;null&quot;)" office:value-type="string" office:string-value="'Notes Ocho'">
            <text:p>'Notes Ocho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98])&gt;0;[Personnage.A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5])&gt;0;CONCATENATE(&quot;'&quot;;[Personnage.G125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5])&gt;0;CONCATENATE(&quot;'&quot;;[Personnage.B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5])&gt;0;CONCATENATE(&quot;'&quot;;[Personnage.C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5])&gt;0;CONCATENATE(&quot;'&quot;;[Personnage.D125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5])&gt;0;CONCATENATE(&quot;'&quot;;[Personnage.E125];&quot;'&quot;);&quot;null&quot;)" office:value-type="string" office:string-value="'A'">
            <text:p>'A'</text:p>
          </table:table-cell>
          <table:table-cell office:value-type="string">
            <text:p>,</text:p>
          </table:table-cell>
          <table:table-cell table:formula="of:=IF(LEN([Personnage.H125])&gt;0;CONCATENATE(&quot;'&quot;;[Personnage.H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99])&gt;0;[Personnage.A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6])&gt;0;CONCATENATE(&quot;'&quot;;[Personnage.G126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6])&gt;0;CONCATENATE(&quot;'&quot;;[Personnage.B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6])&gt;0;CONCATENATE(&quot;'&quot;;[Personnage.C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6])&gt;0;CONCATENATE(&quot;'&quot;;[Personnage.D126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6])&gt;0;CONCATENATE(&quot;'&quot;;[Personnage.E126];&quot;'&quot;);&quot;null&quot;)" office:value-type="string" office:string-value="'C'">
            <text:p>'C'</text:p>
          </table:table-cell>
          <table:table-cell office:value-type="string">
            <text:p>,</text:p>
          </table:table-cell>
          <table:table-cell table:formula="of:=IF(LEN([Personnage.H126])&gt;0;CONCATENATE(&quot;'&quot;;[Personnage.H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0])&gt;0;[Personnage.A1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7])&gt;0;CONCATENATE(&quot;'&quot;;[Personnage.G127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7])&gt;0;CONCATENATE(&quot;'&quot;;[Personnage.B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7])&gt;0;CONCATENATE(&quot;'&quot;;[Personnage.C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7])&gt;0;CONCATENATE(&quot;'&quot;;[Personnage.D127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7])&gt;0;CONCATENATE(&quot;'&quot;;[Personnage.E127];&quot;'&quot;);&quot;null&quot;)" office:value-type="string" office:string-value="'E'">
            <text:p>'E'</text:p>
          </table:table-cell>
          <table:table-cell office:value-type="string">
            <text:p>,</text:p>
          </table:table-cell>
          <table:table-cell table:formula="of:=IF(LEN([Personnage.H127])&gt;0;CONCATENATE(&quot;'&quot;;[Personnage.H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1])&gt;0;[Personnage.A1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8])&gt;0;CONCATENATE(&quot;'&quot;;[Personnage.G128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8])&gt;0;CONCATENATE(&quot;'&quot;;[Personnage.B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8])&gt;0;CONCATENATE(&quot;'&quot;;[Personnage.C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8])&gt;0;CONCATENATE(&quot;'&quot;;[Personnage.D128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8])&gt;0;CONCATENATE(&quot;'&quot;;[Personnage.E128];&quot;'&quot;);&quot;null&quot;)" office:value-type="string" office:string-value="'F'">
            <text:p>'F'</text:p>
          </table:table-cell>
          <table:table-cell office:value-type="string">
            <text:p>,</text:p>
          </table:table-cell>
          <table:table-cell table:formula="of:=IF(LEN([Personnage.H128])&gt;0;CONCATENATE(&quot;'&quot;;[Personnage.H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7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2])&gt;0;[Personnage.A1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9])&gt;0;CONCATENATE(&quot;'&quot;;[Personnage.G129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9])&gt;0;CONCATENATE(&quot;'&quot;;[Personnage.B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9])&gt;0;CONCATENATE(&quot;'&quot;;[Personnage.C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9])&gt;0;CONCATENATE(&quot;'&quot;;[Personnage.D129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9])&gt;0;CONCATENATE(&quot;'&quot;;[Personnage.E129];&quot;'&quot;);&quot;null&quot;)" office:value-type="string" office:string-value="'G'">
            <text:p>'G'</text:p>
          </table:table-cell>
          <table:table-cell office:value-type="string">
            <text:p>,</text:p>
          </table:table-cell>
          <table:table-cell table:formula="of:=IF(LEN([Personnage.H129])&gt;0;CONCATENATE(&quot;'&quot;;[Personnage.H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3])&gt;0;[Personnage.A1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0])&gt;0;CONCATENATE(&quot;'&quot;;[Personnage.G130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0])&gt;0;CONCATENATE(&quot;'&quot;;[Personnage.B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0])&gt;0;CONCATENATE(&quot;'&quot;;[Personnage.C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0])&gt;0;CONCATENATE(&quot;'&quot;;[Personnage.D130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30])&gt;0;CONCATENATE(&quot;'&quot;;[Personnage.E130];&quot;'&quot;);&quot;null&quot;)" office:value-type="string" office:string-value="'I'">
            <text:p>'I'</text:p>
          </table:table-cell>
          <table:table-cell office:value-type="string">
            <text:p>,</text:p>
          </table:table-cell>
          <table:table-cell table:formula="of:=IF(LEN([Personnage.H130])&gt;0;CONCATENATE(&quot;'&quot;;[Personnage.H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4])&gt;0;[Personnage.A1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1])&gt;0;CONCATENATE(&quot;'&quot;;[Personnage.G131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1])&gt;0;CONCATENATE(&quot;'&quot;;[Personnage.B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1])&gt;0;CONCATENATE(&quot;'&quot;;[Personnage.C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1])&gt;0;CONCATENATE(&quot;'&quot;;[Personnage.D131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31])&gt;0;CONCATENATE(&quot;'&quot;;[Personnage.E131];&quot;'&quot;);&quot;null&quot;)" office:value-type="string" office:string-value="'R'">
            <text:p>'R'</text:p>
          </table:table-cell>
          <table:table-cell office:value-type="string">
            <text:p>,</text:p>
          </table:table-cell>
          <table:table-cell table:formula="of:=IF(LEN([Personnage.H131])&gt;0;CONCATENATE(&quot;'&quot;;[Personnage.H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5])&gt;0;[Personnage.A1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2])&gt;0;CONCATENATE(&quot;'&quot;;[Personnage.G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2])&gt;0;CONCATENATE(&quot;'&quot;;[Personnage.B132];&quot;'&quot;);&quot;null&quot;)" office:value-type="string" office:string-value="'MUSE_NAME'">
            <text:p>'MUSE_NAME'</text:p>
          </table:table-cell>
          <table:table-cell office:value-type="string">
            <text:p>,</text:p>
          </table:table-cell>
          <table:table-cell table:formula="of:=IF(LEN([Personnage.C132])&gt;0;CONCATENATE(&quot;'&quot;;[Personnage.C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2])&gt;0;CONCATENATE(&quot;'&quot;;[Personnage.D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2])&gt;0;CONCATENATE(&quot;'&quot;;[Personnage.E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2])&gt;0;CONCATENATE(&quot;'&quot;;[Personnage.H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6])&gt;0;[Personnage.A1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3])&gt;0;CONCATENATE(&quot;'&quot;;[Personnage.G13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F1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3])&gt;0;CONCATENATE(&quot;'&quot;;[Personnage.B133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C133])&gt;0;CONCATENATE(&quot;'&quot;;[Personnage.C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3])&gt;0;CONCATENATE(&quot;'&quot;;[Personnage.D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3])&gt;0;CONCATENATE(&quot;'&quot;;[Personnage.E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3])&gt;0;CONCATENATE(&quot;'&quot;;[Personnage.H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7])&gt;0;[Personnage.A1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4])&gt;0;CONCATENATE(&quot;'&quot;;[Personnage.G13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F1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4])&gt;0;CONCATENATE(&quot;'&quot;;[Personnage.B134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C134])&gt;0;CONCATENATE(&quot;'&quot;;[Personnage.C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4])&gt;0;CONCATENATE(&quot;'&quot;;[Personnage.D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4])&gt;0;CONCATENATE(&quot;'&quot;;[Personnage.E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4])&gt;0;CONCATENATE(&quot;'&quot;;[Personnage.H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8])&gt;0;[Personnage.A1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5])&gt;0;CONCATENATE(&quot;'&quot;;[Personnage.G13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5])&gt;0;CONCATENATE(&quot;'&quot;;[Personnage.B135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C135])&gt;0;CONCATENATE(&quot;'&quot;;[Personnage.C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5])&gt;0;CONCATENATE(&quot;'&quot;;[Personnage.D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5])&gt;0;CONCATENATE(&quot;'&quot;;[Personnage.E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5])&gt;0;CONCATENATE(&quot;'&quot;;[Personnage.H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9])&gt;0;[Personnage.A1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09])&gt;0;CONCATENATE(&quot;'&quot;;[Personnage.G10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09])&gt;0;CONCATENATE(&quot;'&quot;;[Personnage.B10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09])&gt;0;CONCATENATE(&quot;'&quot;;[Personnage.C109];&quot;'&quot;);&quot;null&quot;)" office:value-type="string" office:string-value="'PERSUASION'">
            <text:p>'PERSUASION'</text:p>
          </table:table-cell>
          <table:table-cell office:value-type="string">
            <text:p>,</text:p>
          </table:table-cell>
          <table:table-cell table:formula="of:=IF(LEN([Personnage.D109])&gt;0;CONCATENATE(&quot;'&quot;;[Personnage.D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09])&gt;0;CONCATENATE(&quot;'&quot;;[Personnage.E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09])&gt;0;CONCATENATE(&quot;'&quot;;[Personnage.H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0])&gt;0;[Personnage.A1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0])&gt;0;CONCATENATE(&quot;'&quot;;[Personnage.G11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0])&gt;0;CONCATENATE(&quot;'&quot;;[Personnage.B11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0])&gt;0;CONCATENATE(&quot;'&quot;;[Personnage.C110];&quot;'&quot;);&quot;null&quot;)" office:value-type="string" office:string-value="'PROGRAMMING'">
            <text:p>'PROGRAMMING'</text:p>
          </table:table-cell>
          <table:table-cell office:value-type="string">
            <text:p>,</text:p>
          </table:table-cell>
          <table:table-cell table:formula="of:=IF(LEN([Personnage.D110])&gt;0;CONCATENATE(&quot;'&quot;;[Personnage.D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0])&gt;0;CONCATENATE(&quot;'&quot;;[Personnage.E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0])&gt;0;CONCATENATE(&quot;'&quot;;[Personnage.H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1])&gt;0;[Personnage.A1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1])&gt;0;CONCATENATE(&quot;'&quot;;[Personnage.G11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1])&gt;0;CONCATENATE(&quot;'&quot;;[Personnage.B11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1])&gt;0;CONCATENATE(&quot;'&quot;;[Personnage.C111];&quot;'&quot;);&quot;null&quot;)" office:value-type="string" office:string-value="'PROTOCOL'">
            <text:p>'PROTOCOL'</text:p>
          </table:table-cell>
          <table:table-cell office:value-type="string">
            <text:p>,</text:p>
          </table:table-cell>
          <table:table-cell table:formula="of:=IF(LEN([Personnage.D111])&gt;0;CONCATENATE(&quot;'&quot;;[Personnage.D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1])&gt;0;CONCATENATE(&quot;'&quot;;[Personnage.E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1])&gt;0;CONCATENATE(&quot;'&quot;;[Personnage.H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8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2])&gt;0;[Personnage.A1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2])&gt;0;CONCATENATE(&quot;'&quot;;[Personnage.G11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2])&gt;0;CONCATENATE(&quot;'&quot;;[Personnage.B11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2])&gt;0;CONCATENATE(&quot;'&quot;;[Personnage.C112];&quot;'&quot;);&quot;null&quot;)" office:value-type="string" office:string-value="'PSYCHOSURGERY'">
            <text:p>'PSYCHOSURGERY'</text:p>
          </table:table-cell>
          <table:table-cell office:value-type="string">
            <text:p>,</text:p>
          </table:table-cell>
          <table:table-cell table:formula="of:=IF(LEN([Personnage.D112])&gt;0;CONCATENATE(&quot;'&quot;;[Personnage.D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2])&gt;0;CONCATENATE(&quot;'&quot;;[Personnage.E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2])&gt;0;CONCATENATE(&quot;'&quot;;[Personnage.H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3])&gt;0;[Personnage.A1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3])&gt;0;CONCATENATE(&quot;'&quot;;[Personnage.G11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3])&gt;0;CONCATENATE(&quot;'&quot;;[Personnage.B11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3])&gt;0;CONCATENATE(&quot;'&quot;;[Personnage.C113];&quot;'&quot;);&quot;null&quot;)" office:value-type="string" office:string-value="'RESEARCH'">
            <text:p>'RESEARCH'</text:p>
          </table:table-cell>
          <table:table-cell office:value-type="string">
            <text:p>,</text:p>
          </table:table-cell>
          <table:table-cell table:formula="of:=IF(LEN([Personnage.D113])&gt;0;CONCATENATE(&quot;'&quot;;[Personnage.D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3])&gt;0;CONCATENATE(&quot;'&quot;;[Personnage.E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3])&gt;0;CONCATENATE(&quot;'&quot;;[Personnage.H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4])&gt;0;[Personnage.A1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4])&gt;0;CONCATENATE(&quot;'&quot;;[Personnage.G11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4])&gt;0;CONCATENATE(&quot;'&quot;;[Personnage.B11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4])&gt;0;CONCATENATE(&quot;'&quot;;[Personnage.C114];&quot;'&quot;);&quot;null&quot;)" office:value-type="string" office:string-value="'SCROUNGING'">
            <text:p>'SCROUNGING'</text:p>
          </table:table-cell>
          <table:table-cell office:value-type="string">
            <text:p>,</text:p>
          </table:table-cell>
          <table:table-cell table:formula="of:=IF(LEN([Personnage.D114])&gt;0;CONCATENATE(&quot;'&quot;;[Personnage.D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4])&gt;0;CONCATENATE(&quot;'&quot;;[Personnage.E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4])&gt;0;CONCATENATE(&quot;'&quot;;[Personnage.H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5])&gt;0;[Personnage.A1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5])&gt;0;CONCATENATE(&quot;'&quot;;[Personnage.G11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5])&gt;0;CONCATENATE(&quot;'&quot;;[Personnage.B11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5])&gt;0;CONCATENATE(&quot;'&quot;;[Personnage.C115];&quot;'&quot;);&quot;null&quot;)" office:value-type="string" office:string-value="'SEEKERWEAPONS'">
            <text:p>'SEEKERWEAPONS'</text:p>
          </table:table-cell>
          <table:table-cell office:value-type="string">
            <text:p>,</text:p>
          </table:table-cell>
          <table:table-cell table:formula="of:=IF(LEN([Personnage.D115])&gt;0;CONCATENATE(&quot;'&quot;;[Personnage.D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5])&gt;0;CONCATENATE(&quot;'&quot;;[Personnage.E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5])&gt;0;CONCATENATE(&quot;'&quot;;[Personnage.H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6])&gt;0;[Personnage.A1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6])&gt;0;CONCATENATE(&quot;'&quot;;[Personnage.G11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6])&gt;0;CONCATENATE(&quot;'&quot;;[Personnage.B11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6])&gt;0;CONCATENATE(&quot;'&quot;;[Personnage.C116];&quot;'&quot;);&quot;null&quot;)" office:value-type="string" office:string-value="'SPRAYWEAPONS'">
            <text:p>'SPRAYWEAPONS'</text:p>
          </table:table-cell>
          <table:table-cell office:value-type="string">
            <text:p>,</text:p>
          </table:table-cell>
          <table:table-cell table:formula="of:=IF(LEN([Personnage.D116])&gt;0;CONCATENATE(&quot;'&quot;;[Personnage.D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6])&gt;0;CONCATENATE(&quot;'&quot;;[Personnage.E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6])&gt;0;CONCATENATE(&quot;'&quot;;[Personnage.H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7])&gt;0;[Personnage.A1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7])&gt;0;CONCATENATE(&quot;'&quot;;[Personnage.G11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7])&gt;0;CONCATENATE(&quot;'&quot;;[Personnage.B11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7])&gt;0;CONCATENATE(&quot;'&quot;;[Personnage.C117];&quot;'&quot;);&quot;null&quot;)" office:value-type="string" office:string-value="'SWIMMING'">
            <text:p>'SWIMMING'</text:p>
          </table:table-cell>
          <table:table-cell office:value-type="string">
            <text:p>,</text:p>
          </table:table-cell>
          <table:table-cell table:formula="of:=IF(LEN([Personnage.D117])&gt;0;CONCATENATE(&quot;'&quot;;[Personnage.D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7])&gt;0;CONCATENATE(&quot;'&quot;;[Personnage.E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7])&gt;0;CONCATENATE(&quot;'&quot;;[Personnage.H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8])&gt;0;[Personnage.A1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8])&gt;0;CONCATENATE(&quot;'&quot;;[Personnage.G11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8])&gt;0;CONCATENATE(&quot;'&quot;;[Personnage.B11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8])&gt;0;CONCATENATE(&quot;'&quot;;[Personnage.C118];&quot;'&quot;);&quot;null&quot;)" office:value-type="string" office:string-value="'THROWINGWEAPONS'">
            <text:p>'THROWINGWEAPONS'</text:p>
          </table:table-cell>
          <table:table-cell office:value-type="string">
            <text:p>,</text:p>
          </table:table-cell>
          <table:table-cell table:formula="of:=IF(LEN([Personnage.D118])&gt;0;CONCATENATE(&quot;'&quot;;[Personnage.D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8])&gt;0;CONCATENATE(&quot;'&quot;;[Personnage.E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8])&gt;0;CONCATENATE(&quot;'&quot;;[Personnage.H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9])&gt;0;[Personnage.A1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9])&gt;0;CONCATENATE(&quot;'&quot;;[Personnage.G11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9])&gt;0;CONCATENATE(&quot;'&quot;;[Personnage.B11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9])&gt;0;CONCATENATE(&quot;'&quot;;[Personnage.C119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D119])&gt;0;CONCATENATE(&quot;'&quot;;[Personnage.D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9])&gt;0;CONCATENATE(&quot;'&quot;;[Personnage.E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9])&gt;0;CONCATENATE(&quot;'&quot;;[Personnage.H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0])&gt;0;[Personnage.A1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0])&gt;0;CONCATENATE(&quot;'&quot;;[Personnage.G12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0])&gt;0;CONCATENATE(&quot;'&quot;;[Personnage.B120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120])&gt;0;CONCATENATE(&quot;'&quot;;[Personnage.C120];&quot;'&quot;);&quot;null&quot;)" office:value-type="string" office:string-value="'ASSAULT'">
            <text:p>'ASSAULT'</text:p>
          </table:table-cell>
          <table:table-cell office:value-type="string">
            <text:p>,</text:p>
          </table:table-cell>
          <table:table-cell table:formula="of:=IF(LEN([Personnage.D120])&gt;0;CONCATENATE(&quot;'&quot;;[Personnage.D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0])&gt;0;CONCATENATE(&quot;'&quot;;[Personnage.E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0])&gt;0;CONCATENATE(&quot;'&quot;;[Personnage.H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1])&gt;0;[Personnage.A1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1])&gt;0;CONCATENATE(&quot;'&quot;;[Personnage.G12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1])&gt;0;CONCATENATE(&quot;'&quot;;[Personnage.B121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121])&gt;0;CONCATENATE(&quot;'&quot;;[Personnage.C121];&quot;'&quot;);&quot;null&quot;)" office:value-type="string" office:string-value="'CONTROL'">
            <text:p>'CONTROL'</text:p>
          </table:table-cell>
          <table:table-cell office:value-type="string">
            <text:p>,</text:p>
          </table:table-cell>
          <table:table-cell table:formula="of:=IF(LEN([Personnage.D121])&gt;0;CONCATENATE(&quot;'&quot;;[Personnage.D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1])&gt;0;CONCATENATE(&quot;'&quot;;[Personnage.E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1])&gt;0;CONCATENATE(&quot;'&quot;;[Personnage.H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9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2])&gt;0;[Personnage.A1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2])&gt;0;CONCATENATE(&quot;'&quot;;[Personnage.G12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2])&gt;0;CONCATENATE(&quot;'&quot;;[Personnage.B122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122])&gt;0;CONCATENATE(&quot;'&quot;;[Personnage.C122];&quot;'&quot;);&quot;null&quot;)" office:value-type="string" office:string-value="'SENSE'">
            <text:p>'SENSE'</text:p>
          </table:table-cell>
          <table:table-cell office:value-type="string">
            <text:p>,</text:p>
          </table:table-cell>
          <table:table-cell table:formula="of:=IF(LEN([Personnage.D122])&gt;0;CONCATENATE(&quot;'&quot;;[Personnage.D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2])&gt;0;CONCATENATE(&quot;'&quot;;[Personnage.E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2])&gt;0;CONCATENATE(&quot;'&quot;;[Personnage.H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#REF!])&gt;0;[#REF!]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#REF!]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#REF!])&gt;0;[#REF!]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#REF!]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#REF!])&gt;0;[#REF!]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#REF!]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#REF!])&gt;0;[#REF!]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#REF!]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#REF!])&gt;0;[#REF!]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#REF!]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#REF!])&gt;0;[#REF!]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#REF!]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#REF!])&gt;0;[#REF!]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#REF!]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#REF!])&gt;0;[#REF!]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#REF!]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[#REF!])&gt;0;CONCATENATE(&quot;'&quot;;[#REF!]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3])&gt;0;[Personnage.A1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3])&gt;0;CONCATENATE(&quot;'&quot;;[Personnage.G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3])&gt;0;CONCATENATE(&quot;'&quot;;[Personnage.B123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C123])&gt;0;CONCATENATE(&quot;'&quot;;[Personnage.C123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D123])&gt;0;CONCATENATE(&quot;'&quot;;[Personnage.D123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E123])&gt;0;CONCATENATE(&quot;'&quot;;[Personnage.E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3])&gt;0;CONCATENATE(&quot;'&quot;;[Personnage.H123];&quot;'&quot;);&quot;null&quot;)" office:value-type="string" office:string-value="'Ocho'">
            <text:p>'Ocho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0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4])&gt;0;[Personnage.A1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4])&gt;0;CONCATENATE(&quot;'&quot;;[Personnage.G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4])&gt;0;CONCATENATE(&quot;'&quot;;[Personnage.B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4])&gt;0;CONCATENATE(&quot;'&quot;;[Personnage.C124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D124])&gt;0;CONCATENATE(&quot;'&quot;;[Personnage.D124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E124])&gt;0;CONCATENATE(&quot;'&quot;;[Personnage.E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4])&gt;0;CONCATENATE(&quot;'&quot;;[Personnage.H124];&quot;'&quot;);&quot;null&quot;)" office:value-type="string" office:string-value="'Notes Ocho'">
            <text:p>'Notes Ocho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5])&gt;0;[Personnage.A1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5])&gt;0;CONCATENATE(&quot;'&quot;;[Personnage.G125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5])&gt;0;CONCATENATE(&quot;'&quot;;[Personnage.B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5])&gt;0;CONCATENATE(&quot;'&quot;;[Personnage.C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5])&gt;0;CONCATENATE(&quot;'&quot;;[Personnage.D125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5])&gt;0;CONCATENATE(&quot;'&quot;;[Personnage.E125];&quot;'&quot;);&quot;null&quot;)" office:value-type="string" office:string-value="'A'">
            <text:p>'A'</text:p>
          </table:table-cell>
          <table:table-cell office:value-type="string">
            <text:p>,</text:p>
          </table:table-cell>
          <table:table-cell table:formula="of:=IF(LEN([Personnage.H125])&gt;0;CONCATENATE(&quot;'&quot;;[Personnage.H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6])&gt;0;[Personnage.A1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6])&gt;0;CONCATENATE(&quot;'&quot;;[Personnage.G126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6])&gt;0;CONCATENATE(&quot;'&quot;;[Personnage.B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6])&gt;0;CONCATENATE(&quot;'&quot;;[Personnage.C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6])&gt;0;CONCATENATE(&quot;'&quot;;[Personnage.D126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6])&gt;0;CONCATENATE(&quot;'&quot;;[Personnage.E126];&quot;'&quot;);&quot;null&quot;)" office:value-type="string" office:string-value="'C'">
            <text:p>'C'</text:p>
          </table:table-cell>
          <table:table-cell office:value-type="string">
            <text:p>,</text:p>
          </table:table-cell>
          <table:table-cell table:formula="of:=IF(LEN([Personnage.H126])&gt;0;CONCATENATE(&quot;'&quot;;[Personnage.H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7])&gt;0;[Personnage.A1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7])&gt;0;CONCATENATE(&quot;'&quot;;[Personnage.G127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7])&gt;0;CONCATENATE(&quot;'&quot;;[Personnage.B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7])&gt;0;CONCATENATE(&quot;'&quot;;[Personnage.C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7])&gt;0;CONCATENATE(&quot;'&quot;;[Personnage.D127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7])&gt;0;CONCATENATE(&quot;'&quot;;[Personnage.E127];&quot;'&quot;);&quot;null&quot;)" office:value-type="string" office:string-value="'E'">
            <text:p>'E'</text:p>
          </table:table-cell>
          <table:table-cell office:value-type="string">
            <text:p>,</text:p>
          </table:table-cell>
          <table:table-cell table:formula="of:=IF(LEN([Personnage.H127])&gt;0;CONCATENATE(&quot;'&quot;;[Personnage.H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8])&gt;0;[Personnage.A1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8])&gt;0;CONCATENATE(&quot;'&quot;;[Personnage.G128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8])&gt;0;CONCATENATE(&quot;'&quot;;[Personnage.B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8])&gt;0;CONCATENATE(&quot;'&quot;;[Personnage.C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8])&gt;0;CONCATENATE(&quot;'&quot;;[Personnage.D128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8])&gt;0;CONCATENATE(&quot;'&quot;;[Personnage.E128];&quot;'&quot;);&quot;null&quot;)" office:value-type="string" office:string-value="'F'">
            <text:p>'F'</text:p>
          </table:table-cell>
          <table:table-cell office:value-type="string">
            <text:p>,</text:p>
          </table:table-cell>
          <table:table-cell table:formula="of:=IF(LEN([Personnage.H128])&gt;0;CONCATENATE(&quot;'&quot;;[Personnage.H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9])&gt;0;[Personnage.A1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9])&gt;0;CONCATENATE(&quot;'&quot;;[Personnage.G129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9])&gt;0;CONCATENATE(&quot;'&quot;;[Personnage.B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9])&gt;0;CONCATENATE(&quot;'&quot;;[Personnage.C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9])&gt;0;CONCATENATE(&quot;'&quot;;[Personnage.D129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9])&gt;0;CONCATENATE(&quot;'&quot;;[Personnage.E129];&quot;'&quot;);&quot;null&quot;)" office:value-type="string" office:string-value="'G'">
            <text:p>'G'</text:p>
          </table:table-cell>
          <table:table-cell office:value-type="string">
            <text:p>,</text:p>
          </table:table-cell>
          <table:table-cell table:formula="of:=IF(LEN([Personnage.H129])&gt;0;CONCATENATE(&quot;'&quot;;[Personnage.H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0])&gt;0;[Personnage.A1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0])&gt;0;CONCATENATE(&quot;'&quot;;[Personnage.G130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0])&gt;0;CONCATENATE(&quot;'&quot;;[Personnage.B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0])&gt;0;CONCATENATE(&quot;'&quot;;[Personnage.C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0])&gt;0;CONCATENATE(&quot;'&quot;;[Personnage.D130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30])&gt;0;CONCATENATE(&quot;'&quot;;[Personnage.E130];&quot;'&quot;);&quot;null&quot;)" office:value-type="string" office:string-value="'I'">
            <text:p>'I'</text:p>
          </table:table-cell>
          <table:table-cell office:value-type="string">
            <text:p>,</text:p>
          </table:table-cell>
          <table:table-cell table:formula="of:=IF(LEN([Personnage.H130])&gt;0;CONCATENATE(&quot;'&quot;;[Personnage.H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1])&gt;0;[Personnage.A1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1])&gt;0;CONCATENATE(&quot;'&quot;;[Personnage.G131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1])&gt;0;CONCATENATE(&quot;'&quot;;[Personnage.B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1])&gt;0;CONCATENATE(&quot;'&quot;;[Personnage.C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1])&gt;0;CONCATENATE(&quot;'&quot;;[Personnage.D131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31])&gt;0;CONCATENATE(&quot;'&quot;;[Personnage.E131];&quot;'&quot;);&quot;null&quot;)" office:value-type="string" office:string-value="'R'">
            <text:p>'R'</text:p>
          </table:table-cell>
          <table:table-cell office:value-type="string">
            <text:p>,</text:p>
          </table:table-cell>
          <table:table-cell table:formula="of:=IF(LEN([Personnage.H131])&gt;0;CONCATENATE(&quot;'&quot;;[Personnage.H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2])&gt;0;[Personnage.A1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2])&gt;0;CONCATENATE(&quot;'&quot;;[Personnage.G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2])&gt;0;CONCATENATE(&quot;'&quot;;[Personnage.B132];&quot;'&quot;);&quot;null&quot;)" office:value-type="string" office:string-value="'MUSE_NAME'">
            <text:p>'MUSE_NAME'</text:p>
          </table:table-cell>
          <table:table-cell office:value-type="string">
            <text:p>,</text:p>
          </table:table-cell>
          <table:table-cell table:formula="of:=IF(LEN([Personnage.C132])&gt;0;CONCATENATE(&quot;'&quot;;[Personnage.C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2])&gt;0;CONCATENATE(&quot;'&quot;;[Personnage.D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2])&gt;0;CONCATENATE(&quot;'&quot;;[Personnage.E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2])&gt;0;CONCATENATE(&quot;'&quot;;[Personnage.H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3])&gt;0;[Personnage.A1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3])&gt;0;CONCATENATE(&quot;'&quot;;[Personnage.G13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F1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3])&gt;0;CONCATENATE(&quot;'&quot;;[Personnage.B133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C133])&gt;0;CONCATENATE(&quot;'&quot;;[Personnage.C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3])&gt;0;CONCATENATE(&quot;'&quot;;[Personnage.D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3])&gt;0;CONCATENATE(&quot;'&quot;;[Personnage.E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3])&gt;0;CONCATENATE(&quot;'&quot;;[Personnage.H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1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4])&gt;0;[Personnage.A1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4])&gt;0;CONCATENATE(&quot;'&quot;;[Personnage.G13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F1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4])&gt;0;CONCATENATE(&quot;'&quot;;[Personnage.B134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C134])&gt;0;CONCATENATE(&quot;'&quot;;[Personnage.C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4])&gt;0;CONCATENATE(&quot;'&quot;;[Personnage.D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4])&gt;0;CONCATENATE(&quot;'&quot;;[Personnage.E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4])&gt;0;CONCATENATE(&quot;'&quot;;[Personnage.H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5])&gt;0;[Personnage.A1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5])&gt;0;CONCATENATE(&quot;'&quot;;[Personnage.G13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5])&gt;0;CONCATENATE(&quot;'&quot;;[Personnage.B135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C135])&gt;0;CONCATENATE(&quot;'&quot;;[Personnage.C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5])&gt;0;CONCATENATE(&quot;'&quot;;[Personnage.D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5])&gt;0;CONCATENATE(&quot;'&quot;;[Personnage.E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5])&gt;0;CONCATENATE(&quot;'&quot;;[Personnage.H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6])&gt;0;[Personnage.A1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6])&gt;0;CONCATENATE(&quot;'&quot;;[Personnage.G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6])&gt;0;CONCATENATE(&quot;'&quot;;[Personnage.B136];&quot;'&quot;);&quot;null&quot;)" office:value-type="string" office:string-value="'PSI_SLEIGHT'">
            <text:p>'PSI_SLEIGHT'</text:p>
          </table:table-cell>
          <table:table-cell office:value-type="string">
            <text:p>,</text:p>
          </table:table-cell>
          <table:table-cell table:formula="of:=IF(LEN([Personnage.C136])&gt;0;CONCATENATE(&quot;'&quot;;[Personnage.C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6])&gt;0;CONCATENATE(&quot;'&quot;;[Personnage.D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6])&gt;0;CONCATENATE(&quot;'&quot;;[Personnage.E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6])&gt;0;CONCATENATE(&quot;'&quot;;[Personnage.H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7])&gt;0;[Personnage.A1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7])&gt;0;CONCATENATE(&quot;'&quot;;[Personnage.G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7])&gt;0;CONCATENATE(&quot;'&quot;;[Personnage.B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7])&gt;0;CONCATENATE(&quot;'&quot;;[Personnage.C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7])&gt;0;CONCATENATE(&quot;'&quot;;[Personnage.D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7])&gt;0;CONCATENATE(&quot;'&quot;;[Personnage.E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7])&gt;0;CONCATENATE(&quot;'&quot;;[Personnage.H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8])&gt;0;[Personnage.A1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8])&gt;0;CONCATENATE(&quot;'&quot;;[Personnage.G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8])&gt;0;CONCATENATE(&quot;'&quot;;[Personnage.B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8])&gt;0;CONCATENATE(&quot;'&quot;;[Personnage.C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8])&gt;0;CONCATENATE(&quot;'&quot;;[Personnage.D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8])&gt;0;CONCATENATE(&quot;'&quot;;[Personnage.E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8])&gt;0;CONCATENATE(&quot;'&quot;;[Personnage.H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9])&gt;0;[Personnage.A1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9])&gt;0;CONCATENATE(&quot;'&quot;;[Personnage.G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9])&gt;0;CONCATENATE(&quot;'&quot;;[Personnage.B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9])&gt;0;CONCATENATE(&quot;'&quot;;[Personnage.C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9])&gt;0;CONCATENATE(&quot;'&quot;;[Personnage.D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9])&gt;0;CONCATENATE(&quot;'&quot;;[Personnage.E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9])&gt;0;CONCATENATE(&quot;'&quot;;[Personnage.H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0])&gt;0;[Personnage.A1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0])&gt;0;CONCATENATE(&quot;'&quot;;[Personnage.G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0])&gt;0;CONCATENATE(&quot;'&quot;;[Personnage.B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0])&gt;0;CONCATENATE(&quot;'&quot;;[Personnage.C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0])&gt;0;CONCATENATE(&quot;'&quot;;[Personnage.D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0])&gt;0;CONCATENATE(&quot;'&quot;;[Personnage.E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0])&gt;0;CONCATENATE(&quot;'&quot;;[Personnage.H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1])&gt;0;[Personnage.A1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1])&gt;0;CONCATENATE(&quot;'&quot;;[Personnage.G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1])&gt;0;CONCATENATE(&quot;'&quot;;[Personnage.B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1])&gt;0;CONCATENATE(&quot;'&quot;;[Personnage.C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1])&gt;0;CONCATENATE(&quot;'&quot;;[Personnage.D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1])&gt;0;CONCATENATE(&quot;'&quot;;[Personnage.E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1])&gt;0;CONCATENATE(&quot;'&quot;;[Personnage.H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2])&gt;0;[Personnage.A1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2])&gt;0;CONCATENATE(&quot;'&quot;;[Personnage.G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2])&gt;0;CONCATENATE(&quot;'&quot;;[Personnage.B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2])&gt;0;CONCATENATE(&quot;'&quot;;[Personnage.C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2])&gt;0;CONCATENATE(&quot;'&quot;;[Personnage.D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2])&gt;0;CONCATENATE(&quot;'&quot;;[Personnage.E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2])&gt;0;CONCATENATE(&quot;'&quot;;[Personnage.H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3])&gt;0;[Personnage.A1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3])&gt;0;CONCATENATE(&quot;'&quot;;[Personnage.G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3])&gt;0;CONCATENATE(&quot;'&quot;;[Personnage.B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3])&gt;0;CONCATENATE(&quot;'&quot;;[Personnage.C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3])&gt;0;CONCATENATE(&quot;'&quot;;[Personnage.D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3])&gt;0;CONCATENATE(&quot;'&quot;;[Personnage.E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3])&gt;0;CONCATENATE(&quot;'&quot;;[Personnage.H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2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4])&gt;0;[Personnage.A1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4])&gt;0;CONCATENATE(&quot;'&quot;;[Personnage.G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4])&gt;0;CONCATENATE(&quot;'&quot;;[Personnage.B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4])&gt;0;CONCATENATE(&quot;'&quot;;[Personnage.C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4])&gt;0;CONCATENATE(&quot;'&quot;;[Personnage.D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4])&gt;0;CONCATENATE(&quot;'&quot;;[Personnage.E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4])&gt;0;CONCATENATE(&quot;'&quot;;[Personnage.H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5])&gt;0;[Personnage.A1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5])&gt;0;CONCATENATE(&quot;'&quot;;[Personnage.G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5])&gt;0;CONCATENATE(&quot;'&quot;;[Personnage.B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5])&gt;0;CONCATENATE(&quot;'&quot;;[Personnage.C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5])&gt;0;CONCATENATE(&quot;'&quot;;[Personnage.D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5])&gt;0;CONCATENATE(&quot;'&quot;;[Personnage.E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5])&gt;0;CONCATENATE(&quot;'&quot;;[Personnage.H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6])&gt;0;[Personnage.A1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6])&gt;0;CONCATENATE(&quot;'&quot;;[Personnage.G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6])&gt;0;CONCATENATE(&quot;'&quot;;[Personnage.B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6])&gt;0;CONCATENATE(&quot;'&quot;;[Personnage.C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6])&gt;0;CONCATENATE(&quot;'&quot;;[Personnage.D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6])&gt;0;CONCATENATE(&quot;'&quot;;[Personnage.E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6])&gt;0;CONCATENATE(&quot;'&quot;;[Personnage.H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7])&gt;0;[Personnage.A1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7])&gt;0;CONCATENATE(&quot;'&quot;;[Personnage.G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7])&gt;0;CONCATENATE(&quot;'&quot;;[Personnage.B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7])&gt;0;CONCATENATE(&quot;'&quot;;[Personnage.C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7])&gt;0;CONCATENATE(&quot;'&quot;;[Personnage.D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7])&gt;0;CONCATENATE(&quot;'&quot;;[Personnage.E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7])&gt;0;CONCATENATE(&quot;'&quot;;[Personnage.H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8])&gt;0;[Personnage.A1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8])&gt;0;CONCATENATE(&quot;'&quot;;[Personnage.G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8])&gt;0;CONCATENATE(&quot;'&quot;;[Personnage.B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8])&gt;0;CONCATENATE(&quot;'&quot;;[Personnage.C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8])&gt;0;CONCATENATE(&quot;'&quot;;[Personnage.D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8])&gt;0;CONCATENATE(&quot;'&quot;;[Personnage.E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8])&gt;0;CONCATENATE(&quot;'&quot;;[Personnage.H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9])&gt;0;[Personnage.A1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9])&gt;0;CONCATENATE(&quot;'&quot;;[Personnage.G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9])&gt;0;CONCATENATE(&quot;'&quot;;[Personnage.B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9])&gt;0;CONCATENATE(&quot;'&quot;;[Personnage.C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9])&gt;0;CONCATENATE(&quot;'&quot;;[Personnage.D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9])&gt;0;CONCATENATE(&quot;'&quot;;[Personnage.E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9])&gt;0;CONCATENATE(&quot;'&quot;;[Personnage.H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0])&gt;0;[Personnage.A1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0])&gt;0;CONCATENATE(&quot;'&quot;;[Personnage.G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0])&gt;0;CONCATENATE(&quot;'&quot;;[Personnage.B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0])&gt;0;CONCATENATE(&quot;'&quot;;[Personnage.C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0])&gt;0;CONCATENATE(&quot;'&quot;;[Personnage.D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0])&gt;0;CONCATENATE(&quot;'&quot;;[Personnage.E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0])&gt;0;CONCATENATE(&quot;'&quot;;[Personnage.H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1])&gt;0;[Personnage.A1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1])&gt;0;CONCATENATE(&quot;'&quot;;[Personnage.G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1])&gt;0;CONCATENATE(&quot;'&quot;;[Personnage.B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1])&gt;0;CONCATENATE(&quot;'&quot;;[Personnage.C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1])&gt;0;CONCATENATE(&quot;'&quot;;[Personnage.D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1])&gt;0;CONCATENATE(&quot;'&quot;;[Personnage.E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1])&gt;0;CONCATENATE(&quot;'&quot;;[Personnage.H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2])&gt;0;[Personnage.A1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2])&gt;0;CONCATENATE(&quot;'&quot;;[Personnage.G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2])&gt;0;CONCATENATE(&quot;'&quot;;[Personnage.B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2])&gt;0;CONCATENATE(&quot;'&quot;;[Personnage.C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2])&gt;0;CONCATENATE(&quot;'&quot;;[Personnage.D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2])&gt;0;CONCATENATE(&quot;'&quot;;[Personnage.E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2])&gt;0;CONCATENATE(&quot;'&quot;;[Personnage.H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3])&gt;0;[Personnage.A1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3])&gt;0;CONCATENATE(&quot;'&quot;;[Personnage.G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3])&gt;0;CONCATENATE(&quot;'&quot;;[Personnage.B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3])&gt;0;CONCATENATE(&quot;'&quot;;[Personnage.C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3])&gt;0;CONCATENATE(&quot;'&quot;;[Personnage.D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3])&gt;0;CONCATENATE(&quot;'&quot;;[Personnage.E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3])&gt;0;CONCATENATE(&quot;'&quot;;[Personnage.H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3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4])&gt;0;[Personnage.A1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4])&gt;0;CONCATENATE(&quot;'&quot;;[Personnage.G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4])&gt;0;CONCATENATE(&quot;'&quot;;[Personnage.B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4])&gt;0;CONCATENATE(&quot;'&quot;;[Personnage.C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4])&gt;0;CONCATENATE(&quot;'&quot;;[Personnage.D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4])&gt;0;CONCATENATE(&quot;'&quot;;[Personnage.E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4])&gt;0;CONCATENATE(&quot;'&quot;;[Personnage.H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5])&gt;0;[Personnage.A15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5])&gt;0;CONCATENATE(&quot;'&quot;;[Personnage.G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5])&gt;0;CONCATENATE(&quot;'&quot;;[Personnage.B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5])&gt;0;CONCATENATE(&quot;'&quot;;[Personnage.C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5])&gt;0;CONCATENATE(&quot;'&quot;;[Personnage.D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5])&gt;0;CONCATENATE(&quot;'&quot;;[Personnage.E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5])&gt;0;CONCATENATE(&quot;'&quot;;[Personnage.H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6])&gt;0;[Personnage.A15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6])&gt;0;CONCATENATE(&quot;'&quot;;[Personnage.G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6])&gt;0;CONCATENATE(&quot;'&quot;;[Personnage.B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6])&gt;0;CONCATENATE(&quot;'&quot;;[Personnage.C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6])&gt;0;CONCATENATE(&quot;'&quot;;[Personnage.D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6])&gt;0;CONCATENATE(&quot;'&quot;;[Personnage.E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6])&gt;0;CONCATENATE(&quot;'&quot;;[Personnage.H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7])&gt;0;[Personnage.A15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7])&gt;0;CONCATENATE(&quot;'&quot;;[Personnage.G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7])&gt;0;CONCATENATE(&quot;'&quot;;[Personnage.B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7])&gt;0;CONCATENATE(&quot;'&quot;;[Personnage.C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7])&gt;0;CONCATENATE(&quot;'&quot;;[Personnage.D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7])&gt;0;CONCATENATE(&quot;'&quot;;[Personnage.E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7])&gt;0;CONCATENATE(&quot;'&quot;;[Personnage.H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8])&gt;0;[Personnage.A15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8])&gt;0;CONCATENATE(&quot;'&quot;;[Personnage.G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8])&gt;0;CONCATENATE(&quot;'&quot;;[Personnage.B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8])&gt;0;CONCATENATE(&quot;'&quot;;[Personnage.C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8])&gt;0;CONCATENATE(&quot;'&quot;;[Personnage.D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8])&gt;0;CONCATENATE(&quot;'&quot;;[Personnage.E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8])&gt;0;CONCATENATE(&quot;'&quot;;[Personnage.H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9])&gt;0;[Personnage.A15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9])&gt;0;CONCATENATE(&quot;'&quot;;[Personnage.G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9])&gt;0;CONCATENATE(&quot;'&quot;;[Personnage.B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9])&gt;0;CONCATENATE(&quot;'&quot;;[Personnage.C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9])&gt;0;CONCATENATE(&quot;'&quot;;[Personnage.D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9])&gt;0;CONCATENATE(&quot;'&quot;;[Personnage.E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9])&gt;0;CONCATENATE(&quot;'&quot;;[Personnage.H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0])&gt;0;[Personnage.A16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0])&gt;0;CONCATENATE(&quot;'&quot;;[Personnage.G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0])&gt;0;CONCATENATE(&quot;'&quot;;[Personnage.B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0])&gt;0;CONCATENATE(&quot;'&quot;;[Personnage.C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0])&gt;0;CONCATENATE(&quot;'&quot;;[Personnage.D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0])&gt;0;CONCATENATE(&quot;'&quot;;[Personnage.E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0])&gt;0;CONCATENATE(&quot;'&quot;;[Personnage.H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1])&gt;0;[Personnage.A16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1])&gt;0;CONCATENATE(&quot;'&quot;;[Personnage.G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1])&gt;0;CONCATENATE(&quot;'&quot;;[Personnage.B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1])&gt;0;CONCATENATE(&quot;'&quot;;[Personnage.C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1])&gt;0;CONCATENATE(&quot;'&quot;;[Personnage.D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1])&gt;0;CONCATENATE(&quot;'&quot;;[Personnage.E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1])&gt;0;CONCATENATE(&quot;'&quot;;[Personnage.H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2])&gt;0;[Personnage.A16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2])&gt;0;CONCATENATE(&quot;'&quot;;[Personnage.G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2])&gt;0;CONCATENATE(&quot;'&quot;;[Personnage.B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2])&gt;0;CONCATENATE(&quot;'&quot;;[Personnage.C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2])&gt;0;CONCATENATE(&quot;'&quot;;[Personnage.D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2])&gt;0;CONCATENATE(&quot;'&quot;;[Personnage.E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2])&gt;0;CONCATENATE(&quot;'&quot;;[Personnage.H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3])&gt;0;[Personnage.A16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3])&gt;0;CONCATENATE(&quot;'&quot;;[Personnage.G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3])&gt;0;CONCATENATE(&quot;'&quot;;[Personnage.B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3])&gt;0;CONCATENATE(&quot;'&quot;;[Personnage.C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3])&gt;0;CONCATENATE(&quot;'&quot;;[Personnage.D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3])&gt;0;CONCATENATE(&quot;'&quot;;[Personnage.E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3])&gt;0;CONCATENATE(&quot;'&quot;;[Personnage.H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4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4])&gt;0;[Personnage.A16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4])&gt;0;CONCATENATE(&quot;'&quot;;[Personnage.G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4])&gt;0;CONCATENATE(&quot;'&quot;;[Personnage.B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4])&gt;0;CONCATENATE(&quot;'&quot;;[Personnage.C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4])&gt;0;CONCATENATE(&quot;'&quot;;[Personnage.D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4])&gt;0;CONCATENATE(&quot;'&quot;;[Personnage.E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4])&gt;0;CONCATENATE(&quot;'&quot;;[Personnage.H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5])&gt;0;[Personnage.A16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5])&gt;0;CONCATENATE(&quot;'&quot;;[Personnage.G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5])&gt;0;CONCATENATE(&quot;'&quot;;[Personnage.B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5])&gt;0;CONCATENATE(&quot;'&quot;;[Personnage.C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5])&gt;0;CONCATENATE(&quot;'&quot;;[Personnage.D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5])&gt;0;CONCATENATE(&quot;'&quot;;[Personnage.E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5])&gt;0;CONCATENATE(&quot;'&quot;;[Personnage.H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6])&gt;0;[Personnage.A16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6])&gt;0;CONCATENATE(&quot;'&quot;;[Personnage.G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6])&gt;0;CONCATENATE(&quot;'&quot;;[Personnage.B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6])&gt;0;CONCATENATE(&quot;'&quot;;[Personnage.C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6])&gt;0;CONCATENATE(&quot;'&quot;;[Personnage.D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6])&gt;0;CONCATENATE(&quot;'&quot;;[Personnage.E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6])&gt;0;CONCATENATE(&quot;'&quot;;[Personnage.H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7])&gt;0;[Personnage.A16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7])&gt;0;CONCATENATE(&quot;'&quot;;[Personnage.G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7])&gt;0;CONCATENATE(&quot;'&quot;;[Personnage.B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7])&gt;0;CONCATENATE(&quot;'&quot;;[Personnage.C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7])&gt;0;CONCATENATE(&quot;'&quot;;[Personnage.D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7])&gt;0;CONCATENATE(&quot;'&quot;;[Personnage.E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7])&gt;0;CONCATENATE(&quot;'&quot;;[Personnage.H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8])&gt;0;[Personnage.A16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8])&gt;0;CONCATENATE(&quot;'&quot;;[Personnage.G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8])&gt;0;CONCATENATE(&quot;'&quot;;[Personnage.B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8])&gt;0;CONCATENATE(&quot;'&quot;;[Personnage.C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8])&gt;0;CONCATENATE(&quot;'&quot;;[Personnage.D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8])&gt;0;CONCATENATE(&quot;'&quot;;[Personnage.E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8])&gt;0;CONCATENATE(&quot;'&quot;;[Personnage.H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9])&gt;0;[Personnage.A1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9])&gt;0;CONCATENATE(&quot;'&quot;;[Personnage.G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9])&gt;0;CONCATENATE(&quot;'&quot;;[Personnage.B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9])&gt;0;CONCATENATE(&quot;'&quot;;[Personnage.C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9])&gt;0;CONCATENATE(&quot;'&quot;;[Personnage.D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9])&gt;0;CONCATENATE(&quot;'&quot;;[Personnage.E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9])&gt;0;CONCATENATE(&quot;'&quot;;[Personnage.H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0])&gt;0;[Personnage.A1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0])&gt;0;CONCATENATE(&quot;'&quot;;[Personnage.G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0])&gt;0;CONCATENATE(&quot;'&quot;;[Personnage.B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0])&gt;0;CONCATENATE(&quot;'&quot;;[Personnage.C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0])&gt;0;CONCATENATE(&quot;'&quot;;[Personnage.D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0])&gt;0;CONCATENATE(&quot;'&quot;;[Personnage.E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0])&gt;0;CONCATENATE(&quot;'&quot;;[Personnage.H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1])&gt;0;[Personnage.A1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1])&gt;0;CONCATENATE(&quot;'&quot;;[Personnage.G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1])&gt;0;CONCATENATE(&quot;'&quot;;[Personnage.B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1])&gt;0;CONCATENATE(&quot;'&quot;;[Personnage.C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1])&gt;0;CONCATENATE(&quot;'&quot;;[Personnage.D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1])&gt;0;CONCATENATE(&quot;'&quot;;[Personnage.E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1])&gt;0;CONCATENATE(&quot;'&quot;;[Personnage.H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2])&gt;0;[Personnage.A1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2])&gt;0;CONCATENATE(&quot;'&quot;;[Personnage.G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2])&gt;0;CONCATENATE(&quot;'&quot;;[Personnage.B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2])&gt;0;CONCATENATE(&quot;'&quot;;[Personnage.C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2])&gt;0;CONCATENATE(&quot;'&quot;;[Personnage.D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2])&gt;0;CONCATENATE(&quot;'&quot;;[Personnage.E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2])&gt;0;CONCATENATE(&quot;'&quot;;[Personnage.H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3])&gt;0;[Personnage.A1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3])&gt;0;CONCATENATE(&quot;'&quot;;[Personnage.G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3])&gt;0;CONCATENATE(&quot;'&quot;;[Personnage.B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3])&gt;0;CONCATENATE(&quot;'&quot;;[Personnage.C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3])&gt;0;CONCATENATE(&quot;'&quot;;[Personnage.D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3])&gt;0;CONCATENATE(&quot;'&quot;;[Personnage.E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3])&gt;0;CONCATENATE(&quot;'&quot;;[Personnage.H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5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4])&gt;0;[Personnage.A1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4])&gt;0;CONCATENATE(&quot;'&quot;;[Personnage.G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4])&gt;0;CONCATENATE(&quot;'&quot;;[Personnage.B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4])&gt;0;CONCATENATE(&quot;'&quot;;[Personnage.C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4])&gt;0;CONCATENATE(&quot;'&quot;;[Personnage.D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4])&gt;0;CONCATENATE(&quot;'&quot;;[Personnage.E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4])&gt;0;CONCATENATE(&quot;'&quot;;[Personnage.H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5])&gt;0;[Personnage.A1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5])&gt;0;CONCATENATE(&quot;'&quot;;[Personnage.G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5])&gt;0;CONCATENATE(&quot;'&quot;;[Personnage.B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5])&gt;0;CONCATENATE(&quot;'&quot;;[Personnage.C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5])&gt;0;CONCATENATE(&quot;'&quot;;[Personnage.D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5])&gt;0;CONCATENATE(&quot;'&quot;;[Personnage.E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5])&gt;0;CONCATENATE(&quot;'&quot;;[Personnage.H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6])&gt;0;[Personnage.A1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6])&gt;0;CONCATENATE(&quot;'&quot;;[Personnage.G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6])&gt;0;CONCATENATE(&quot;'&quot;;[Personnage.B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6])&gt;0;CONCATENATE(&quot;'&quot;;[Personnage.C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6])&gt;0;CONCATENATE(&quot;'&quot;;[Personnage.D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6])&gt;0;CONCATENATE(&quot;'&quot;;[Personnage.E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6])&gt;0;CONCATENATE(&quot;'&quot;;[Personnage.H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7])&gt;0;[Personnage.A1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7])&gt;0;CONCATENATE(&quot;'&quot;;[Personnage.G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7])&gt;0;CONCATENATE(&quot;'&quot;;[Personnage.B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7])&gt;0;CONCATENATE(&quot;'&quot;;[Personnage.C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7])&gt;0;CONCATENATE(&quot;'&quot;;[Personnage.D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7])&gt;0;CONCATENATE(&quot;'&quot;;[Personnage.E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7])&gt;0;CONCATENATE(&quot;'&quot;;[Personnage.H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8])&gt;0;[Personnage.A1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8])&gt;0;CONCATENATE(&quot;'&quot;;[Personnage.G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8])&gt;0;CONCATENATE(&quot;'&quot;;[Personnage.B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8])&gt;0;CONCATENATE(&quot;'&quot;;[Personnage.C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8])&gt;0;CONCATENATE(&quot;'&quot;;[Personnage.D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8])&gt;0;CONCATENATE(&quot;'&quot;;[Personnage.E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8])&gt;0;CONCATENATE(&quot;'&quot;;[Personnage.H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9])&gt;0;[Personnage.A1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9])&gt;0;CONCATENATE(&quot;'&quot;;[Personnage.G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9])&gt;0;CONCATENATE(&quot;'&quot;;[Personnage.B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9])&gt;0;CONCATENATE(&quot;'&quot;;[Personnage.C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9])&gt;0;CONCATENATE(&quot;'&quot;;[Personnage.D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9])&gt;0;CONCATENATE(&quot;'&quot;;[Personnage.E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9])&gt;0;CONCATENATE(&quot;'&quot;;[Personnage.H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0])&gt;0;[Personnage.A1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0])&gt;0;CONCATENATE(&quot;'&quot;;[Personnage.G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0])&gt;0;CONCATENATE(&quot;'&quot;;[Personnage.B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0])&gt;0;CONCATENATE(&quot;'&quot;;[Personnage.C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0])&gt;0;CONCATENATE(&quot;'&quot;;[Personnage.D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0])&gt;0;CONCATENATE(&quot;'&quot;;[Personnage.E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0])&gt;0;CONCATENATE(&quot;'&quot;;[Personnage.H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1])&gt;0;[Personnage.A1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1])&gt;0;CONCATENATE(&quot;'&quot;;[Personnage.G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1])&gt;0;CONCATENATE(&quot;'&quot;;[Personnage.B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1])&gt;0;CONCATENATE(&quot;'&quot;;[Personnage.C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1])&gt;0;CONCATENATE(&quot;'&quot;;[Personnage.D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1])&gt;0;CONCATENATE(&quot;'&quot;;[Personnage.E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1])&gt;0;CONCATENATE(&quot;'&quot;;[Personnage.H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2])&gt;0;[Personnage.A1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2])&gt;0;CONCATENATE(&quot;'&quot;;[Personnage.G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2])&gt;0;CONCATENATE(&quot;'&quot;;[Personnage.B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2])&gt;0;CONCATENATE(&quot;'&quot;;[Personnage.C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2])&gt;0;CONCATENATE(&quot;'&quot;;[Personnage.D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2])&gt;0;CONCATENATE(&quot;'&quot;;[Personnage.E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2])&gt;0;CONCATENATE(&quot;'&quot;;[Personnage.H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3])&gt;0;[Personnage.A18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3])&gt;0;CONCATENATE(&quot;'&quot;;[Personnage.G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3])&gt;0;CONCATENATE(&quot;'&quot;;[Personnage.B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3])&gt;0;CONCATENATE(&quot;'&quot;;[Personnage.C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3])&gt;0;CONCATENATE(&quot;'&quot;;[Personnage.D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3])&gt;0;CONCATENATE(&quot;'&quot;;[Personnage.E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3])&gt;0;CONCATENATE(&quot;'&quot;;[Personnage.H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6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4])&gt;0;[Personnage.A18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4])&gt;0;CONCATENATE(&quot;'&quot;;[Personnage.G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4])&gt;0;CONCATENATE(&quot;'&quot;;[Personnage.B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4])&gt;0;CONCATENATE(&quot;'&quot;;[Personnage.C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4])&gt;0;CONCATENATE(&quot;'&quot;;[Personnage.D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4])&gt;0;CONCATENATE(&quot;'&quot;;[Personnage.E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4])&gt;0;CONCATENATE(&quot;'&quot;;[Personnage.H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5])&gt;0;[Personnage.A18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5])&gt;0;CONCATENATE(&quot;'&quot;;[Personnage.G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5])&gt;0;CONCATENATE(&quot;'&quot;;[Personnage.B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5])&gt;0;CONCATENATE(&quot;'&quot;;[Personnage.C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5])&gt;0;CONCATENATE(&quot;'&quot;;[Personnage.D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5])&gt;0;CONCATENATE(&quot;'&quot;;[Personnage.E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5])&gt;0;CONCATENATE(&quot;'&quot;;[Personnage.H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6])&gt;0;[Personnage.A18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6])&gt;0;CONCATENATE(&quot;'&quot;;[Personnage.G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6])&gt;0;CONCATENATE(&quot;'&quot;;[Personnage.B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6])&gt;0;CONCATENATE(&quot;'&quot;;[Personnage.C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6])&gt;0;CONCATENATE(&quot;'&quot;;[Personnage.D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6])&gt;0;CONCATENATE(&quot;'&quot;;[Personnage.E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6])&gt;0;CONCATENATE(&quot;'&quot;;[Personnage.H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7])&gt;0;[Personnage.A18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7])&gt;0;CONCATENATE(&quot;'&quot;;[Personnage.G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7])&gt;0;CONCATENATE(&quot;'&quot;;[Personnage.B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7])&gt;0;CONCATENATE(&quot;'&quot;;[Personnage.C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7])&gt;0;CONCATENATE(&quot;'&quot;;[Personnage.D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7])&gt;0;CONCATENATE(&quot;'&quot;;[Personnage.E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7])&gt;0;CONCATENATE(&quot;'&quot;;[Personnage.H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8])&gt;0;[Personnage.A18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8])&gt;0;CONCATENATE(&quot;'&quot;;[Personnage.G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8])&gt;0;CONCATENATE(&quot;'&quot;;[Personnage.B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8])&gt;0;CONCATENATE(&quot;'&quot;;[Personnage.C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8])&gt;0;CONCATENATE(&quot;'&quot;;[Personnage.D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8])&gt;0;CONCATENATE(&quot;'&quot;;[Personnage.E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8])&gt;0;CONCATENATE(&quot;'&quot;;[Personnage.H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9])&gt;0;[Personnage.A18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9])&gt;0;CONCATENATE(&quot;'&quot;;[Personnage.G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9])&gt;0;CONCATENATE(&quot;'&quot;;[Personnage.B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9])&gt;0;CONCATENATE(&quot;'&quot;;[Personnage.C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9])&gt;0;CONCATENATE(&quot;'&quot;;[Personnage.D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9])&gt;0;CONCATENATE(&quot;'&quot;;[Personnage.E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9])&gt;0;CONCATENATE(&quot;'&quot;;[Personnage.H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0])&gt;0;[Personnage.A19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0])&gt;0;CONCATENATE(&quot;'&quot;;[Personnage.G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0])&gt;0;CONCATENATE(&quot;'&quot;;[Personnage.B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0])&gt;0;CONCATENATE(&quot;'&quot;;[Personnage.C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0])&gt;0;CONCATENATE(&quot;'&quot;;[Personnage.D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0])&gt;0;CONCATENATE(&quot;'&quot;;[Personnage.E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0])&gt;0;CONCATENATE(&quot;'&quot;;[Personnage.H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1])&gt;0;[Personnage.A19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1])&gt;0;CONCATENATE(&quot;'&quot;;[Personnage.G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1])&gt;0;CONCATENATE(&quot;'&quot;;[Personnage.B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1])&gt;0;CONCATENATE(&quot;'&quot;;[Personnage.C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1])&gt;0;CONCATENATE(&quot;'&quot;;[Personnage.D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1])&gt;0;CONCATENATE(&quot;'&quot;;[Personnage.E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1])&gt;0;CONCATENATE(&quot;'&quot;;[Personnage.H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2])&gt;0;[Personnage.A19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2])&gt;0;CONCATENATE(&quot;'&quot;;[Personnage.G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2])&gt;0;CONCATENATE(&quot;'&quot;;[Personnage.B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2])&gt;0;CONCATENATE(&quot;'&quot;;[Personnage.C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2])&gt;0;CONCATENATE(&quot;'&quot;;[Personnage.D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2])&gt;0;CONCATENATE(&quot;'&quot;;[Personnage.E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2])&gt;0;CONCATENATE(&quot;'&quot;;[Personnage.H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3])&gt;0;[Personnage.A19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3])&gt;0;CONCATENATE(&quot;'&quot;;[Personnage.G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3])&gt;0;CONCATENATE(&quot;'&quot;;[Personnage.B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3])&gt;0;CONCATENATE(&quot;'&quot;;[Personnage.C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3])&gt;0;CONCATENATE(&quot;'&quot;;[Personnage.D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3])&gt;0;CONCATENATE(&quot;'&quot;;[Personnage.E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3])&gt;0;CONCATENATE(&quot;'&quot;;[Personnage.H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7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4])&gt;0;[Personnage.A19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4])&gt;0;CONCATENATE(&quot;'&quot;;[Personnage.G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4])&gt;0;CONCATENATE(&quot;'&quot;;[Personnage.B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4])&gt;0;CONCATENATE(&quot;'&quot;;[Personnage.C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4])&gt;0;CONCATENATE(&quot;'&quot;;[Personnage.D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4])&gt;0;CONCATENATE(&quot;'&quot;;[Personnage.E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4])&gt;0;CONCATENATE(&quot;'&quot;;[Personnage.H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5])&gt;0;[Personnage.A19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5])&gt;0;CONCATENATE(&quot;'&quot;;[Personnage.G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5])&gt;0;CONCATENATE(&quot;'&quot;;[Personnage.B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5])&gt;0;CONCATENATE(&quot;'&quot;;[Personnage.C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5])&gt;0;CONCATENATE(&quot;'&quot;;[Personnage.D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5])&gt;0;CONCATENATE(&quot;'&quot;;[Personnage.E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5])&gt;0;CONCATENATE(&quot;'&quot;;[Personnage.H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6])&gt;0;[Personnage.A1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6])&gt;0;CONCATENATE(&quot;'&quot;;[Personnage.G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6])&gt;0;CONCATENATE(&quot;'&quot;;[Personnage.B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6])&gt;0;CONCATENATE(&quot;'&quot;;[Personnage.C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6])&gt;0;CONCATENATE(&quot;'&quot;;[Personnage.D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6])&gt;0;CONCATENATE(&quot;'&quot;;[Personnage.E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6])&gt;0;CONCATENATE(&quot;'&quot;;[Personnage.H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7])&gt;0;[Personnage.A1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7])&gt;0;CONCATENATE(&quot;'&quot;;[Personnage.G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7])&gt;0;CONCATENATE(&quot;'&quot;;[Personnage.B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7])&gt;0;CONCATENATE(&quot;'&quot;;[Personnage.C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7])&gt;0;CONCATENATE(&quot;'&quot;;[Personnage.D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7])&gt;0;CONCATENATE(&quot;'&quot;;[Personnage.E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7])&gt;0;CONCATENATE(&quot;'&quot;;[Personnage.H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8])&gt;0;[Personnage.A1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8])&gt;0;CONCATENATE(&quot;'&quot;;[Personnage.G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8])&gt;0;CONCATENATE(&quot;'&quot;;[Personnage.B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8])&gt;0;CONCATENATE(&quot;'&quot;;[Personnage.C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8])&gt;0;CONCATENATE(&quot;'&quot;;[Personnage.D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8])&gt;0;CONCATENATE(&quot;'&quot;;[Personnage.E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8])&gt;0;CONCATENATE(&quot;'&quot;;[Personnage.H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9])&gt;0;[Personnage.A1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9])&gt;0;CONCATENATE(&quot;'&quot;;[Personnage.G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9])&gt;0;CONCATENATE(&quot;'&quot;;[Personnage.B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9])&gt;0;CONCATENATE(&quot;'&quot;;[Personnage.C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9])&gt;0;CONCATENATE(&quot;'&quot;;[Personnage.D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9])&gt;0;CONCATENATE(&quot;'&quot;;[Personnage.E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9])&gt;0;CONCATENATE(&quot;'&quot;;[Personnage.H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0])&gt;0;[Personnage.A2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0])&gt;0;CONCATENATE(&quot;'&quot;;[Personnage.G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0])&gt;0;CONCATENATE(&quot;'&quot;;[Personnage.B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0])&gt;0;CONCATENATE(&quot;'&quot;;[Personnage.C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0])&gt;0;CONCATENATE(&quot;'&quot;;[Personnage.D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0])&gt;0;CONCATENATE(&quot;'&quot;;[Personnage.E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0])&gt;0;CONCATENATE(&quot;'&quot;;[Personnage.H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1])&gt;0;[Personnage.A2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1])&gt;0;CONCATENATE(&quot;'&quot;;[Personnage.G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1])&gt;0;CONCATENATE(&quot;'&quot;;[Personnage.B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1])&gt;0;CONCATENATE(&quot;'&quot;;[Personnage.C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1])&gt;0;CONCATENATE(&quot;'&quot;;[Personnage.D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1])&gt;0;CONCATENATE(&quot;'&quot;;[Personnage.E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1])&gt;0;CONCATENATE(&quot;'&quot;;[Personnage.H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2])&gt;0;[Personnage.A2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2])&gt;0;CONCATENATE(&quot;'&quot;;[Personnage.G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2])&gt;0;CONCATENATE(&quot;'&quot;;[Personnage.B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2])&gt;0;CONCATENATE(&quot;'&quot;;[Personnage.C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2])&gt;0;CONCATENATE(&quot;'&quot;;[Personnage.D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2])&gt;0;CONCATENATE(&quot;'&quot;;[Personnage.E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2])&gt;0;CONCATENATE(&quot;'&quot;;[Personnage.H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3])&gt;0;[Personnage.A2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3])&gt;0;CONCATENATE(&quot;'&quot;;[Personnage.G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3])&gt;0;CONCATENATE(&quot;'&quot;;[Personnage.B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3])&gt;0;CONCATENATE(&quot;'&quot;;[Personnage.C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3])&gt;0;CONCATENATE(&quot;'&quot;;[Personnage.D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3])&gt;0;CONCATENATE(&quot;'&quot;;[Personnage.E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3])&gt;0;CONCATENATE(&quot;'&quot;;[Personnage.H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8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4])&gt;0;[Personnage.A2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4])&gt;0;CONCATENATE(&quot;'&quot;;[Personnage.G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4])&gt;0;CONCATENATE(&quot;'&quot;;[Personnage.B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4])&gt;0;CONCATENATE(&quot;'&quot;;[Personnage.C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4])&gt;0;CONCATENATE(&quot;'&quot;;[Personnage.D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4])&gt;0;CONCATENATE(&quot;'&quot;;[Personnage.E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4])&gt;0;CONCATENATE(&quot;'&quot;;[Personnage.H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5])&gt;0;[Personnage.A2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5])&gt;0;CONCATENATE(&quot;'&quot;;[Personnage.G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5])&gt;0;CONCATENATE(&quot;'&quot;;[Personnage.B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5])&gt;0;CONCATENATE(&quot;'&quot;;[Personnage.C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5])&gt;0;CONCATENATE(&quot;'&quot;;[Personnage.D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5])&gt;0;CONCATENATE(&quot;'&quot;;[Personnage.E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5])&gt;0;CONCATENATE(&quot;'&quot;;[Personnage.H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6])&gt;0;[Personnage.A2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6])&gt;0;CONCATENATE(&quot;'&quot;;[Personnage.G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6])&gt;0;CONCATENATE(&quot;'&quot;;[Personnage.B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6])&gt;0;CONCATENATE(&quot;'&quot;;[Personnage.C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6])&gt;0;CONCATENATE(&quot;'&quot;;[Personnage.D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6])&gt;0;CONCATENATE(&quot;'&quot;;[Personnage.E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6])&gt;0;CONCATENATE(&quot;'&quot;;[Personnage.H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7])&gt;0;[Personnage.A2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7])&gt;0;CONCATENATE(&quot;'&quot;;[Personnage.G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7])&gt;0;CONCATENATE(&quot;'&quot;;[Personnage.B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7])&gt;0;CONCATENATE(&quot;'&quot;;[Personnage.C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7])&gt;0;CONCATENATE(&quot;'&quot;;[Personnage.D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7])&gt;0;CONCATENATE(&quot;'&quot;;[Personnage.E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7])&gt;0;CONCATENATE(&quot;'&quot;;[Personnage.H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8])&gt;0;[Personnage.A2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8])&gt;0;CONCATENATE(&quot;'&quot;;[Personnage.G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8])&gt;0;CONCATENATE(&quot;'&quot;;[Personnage.B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8])&gt;0;CONCATENATE(&quot;'&quot;;[Personnage.C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8])&gt;0;CONCATENATE(&quot;'&quot;;[Personnage.D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8])&gt;0;CONCATENATE(&quot;'&quot;;[Personnage.E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8])&gt;0;CONCATENATE(&quot;'&quot;;[Personnage.H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9])&gt;0;[Personnage.A2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9])&gt;0;CONCATENATE(&quot;'&quot;;[Personnage.G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9])&gt;0;CONCATENATE(&quot;'&quot;;[Personnage.B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9])&gt;0;CONCATENATE(&quot;'&quot;;[Personnage.C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9])&gt;0;CONCATENATE(&quot;'&quot;;[Personnage.D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9])&gt;0;CONCATENATE(&quot;'&quot;;[Personnage.E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9])&gt;0;CONCATENATE(&quot;'&quot;;[Personnage.H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0])&gt;0;[Personnage.A2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0])&gt;0;CONCATENATE(&quot;'&quot;;[Personnage.G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0])&gt;0;CONCATENATE(&quot;'&quot;;[Personnage.B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0])&gt;0;CONCATENATE(&quot;'&quot;;[Personnage.C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0])&gt;0;CONCATENATE(&quot;'&quot;;[Personnage.D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0])&gt;0;CONCATENATE(&quot;'&quot;;[Personnage.E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0])&gt;0;CONCATENATE(&quot;'&quot;;[Personnage.H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1])&gt;0;[Personnage.A2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1])&gt;0;CONCATENATE(&quot;'&quot;;[Personnage.G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1])&gt;0;CONCATENATE(&quot;'&quot;;[Personnage.B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1])&gt;0;CONCATENATE(&quot;'&quot;;[Personnage.C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1])&gt;0;CONCATENATE(&quot;'&quot;;[Personnage.D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1])&gt;0;CONCATENATE(&quot;'&quot;;[Personnage.E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1])&gt;0;CONCATENATE(&quot;'&quot;;[Personnage.H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2])&gt;0;[Personnage.A2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2])&gt;0;CONCATENATE(&quot;'&quot;;[Personnage.G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2])&gt;0;CONCATENATE(&quot;'&quot;;[Personnage.B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2])&gt;0;CONCATENATE(&quot;'&quot;;[Personnage.C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2])&gt;0;CONCATENATE(&quot;'&quot;;[Personnage.D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2])&gt;0;CONCATENATE(&quot;'&quot;;[Personnage.E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2])&gt;0;CONCATENATE(&quot;'&quot;;[Personnage.H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3])&gt;0;[Personnage.A2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3])&gt;0;CONCATENATE(&quot;'&quot;;[Personnage.G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3])&gt;0;CONCATENATE(&quot;'&quot;;[Personnage.B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3])&gt;0;CONCATENATE(&quot;'&quot;;[Personnage.C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3])&gt;0;CONCATENATE(&quot;'&quot;;[Personnage.D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3])&gt;0;CONCATENATE(&quot;'&quot;;[Personnage.E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3])&gt;0;CONCATENATE(&quot;'&quot;;[Personnage.H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19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4])&gt;0;[Personnage.A2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4])&gt;0;CONCATENATE(&quot;'&quot;;[Personnage.G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4])&gt;0;CONCATENATE(&quot;'&quot;;[Personnage.B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4])&gt;0;CONCATENATE(&quot;'&quot;;[Personnage.C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4])&gt;0;CONCATENATE(&quot;'&quot;;[Personnage.D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4])&gt;0;CONCATENATE(&quot;'&quot;;[Personnage.E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4])&gt;0;CONCATENATE(&quot;'&quot;;[Personnage.H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0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5])&gt;0;[Personnage.A2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5])&gt;0;CONCATENATE(&quot;'&quot;;[Personnage.G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5])&gt;0;CONCATENATE(&quot;'&quot;;[Personnage.B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5])&gt;0;CONCATENATE(&quot;'&quot;;[Personnage.C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5])&gt;0;CONCATENATE(&quot;'&quot;;[Personnage.D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5])&gt;0;CONCATENATE(&quot;'&quot;;[Personnage.E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5])&gt;0;CONCATENATE(&quot;'&quot;;[Personnage.H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0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6])&gt;0;[Personnage.A2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6])&gt;0;CONCATENATE(&quot;'&quot;;[Personnage.G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6])&gt;0;CONCATENATE(&quot;'&quot;;[Personnage.B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6])&gt;0;CONCATENATE(&quot;'&quot;;[Personnage.C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6])&gt;0;CONCATENATE(&quot;'&quot;;[Personnage.D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6])&gt;0;CONCATENATE(&quot;'&quot;;[Personnage.E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6])&gt;0;CONCATENATE(&quot;'&quot;;[Personnage.H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0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7])&gt;0;[Personnage.A2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7])&gt;0;CONCATENATE(&quot;'&quot;;[Personnage.G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7])&gt;0;CONCATENATE(&quot;'&quot;;[Personnage.B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7])&gt;0;CONCATENATE(&quot;'&quot;;[Personnage.C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7])&gt;0;CONCATENATE(&quot;'&quot;;[Personnage.D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7])&gt;0;CONCATENATE(&quot;'&quot;;[Personnage.E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7])&gt;0;CONCATENATE(&quot;'&quot;;[Personnage.H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0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8])&gt;0;[Personnage.A2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8])&gt;0;CONCATENATE(&quot;'&quot;;[Personnage.G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8])&gt;0;CONCATENATE(&quot;'&quot;;[Personnage.B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8])&gt;0;CONCATENATE(&quot;'&quot;;[Personnage.C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8])&gt;0;CONCATENATE(&quot;'&quot;;[Personnage.D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8])&gt;0;CONCATENATE(&quot;'&quot;;[Personnage.E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8])&gt;0;CONCATENATE(&quot;'&quot;;[Personnage.H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0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9])&gt;0;[Personnage.A2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9])&gt;0;CONCATENATE(&quot;'&quot;;[Personnage.G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9])&gt;0;CONCATENATE(&quot;'&quot;;[Personnage.B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9])&gt;0;CONCATENATE(&quot;'&quot;;[Personnage.C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9])&gt;0;CONCATENATE(&quot;'&quot;;[Personnage.D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9])&gt;0;CONCATENATE(&quot;'&quot;;[Personnage.E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9])&gt;0;CONCATENATE(&quot;'&quot;;[Personnage.H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1+[.B20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20])&gt;0;[Personnage.A2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20])&gt;0;CONCATENATE(&quot;'&quot;;[Personnage.G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0])&gt;0;CONCATENATE(&quot;'&quot;;[Personnage.B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20])&gt;0;CONCATENATE(&quot;'&quot;;[Personnage.C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0])&gt;0;CONCATENATE(&quot;'&quot;;[Personnage.D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0])&gt;0;CONCATENATE(&quot;'&quot;;[Personnage.E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20])&gt;0;CONCATENATE(&quot;'&quot;;[Personnage.H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</table:table>
      <table:table table:name="Segments" table:style-name="ta1">
        <table:table-column table:style-name="co2" table:default-cell-style-name="Default"/>
        <table:table-row table:style-name="ro2">
          <table:table-cell office:value-type="string">
            <text:p>Morph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Demorsy</meta:initial-creator>
    <meta:creation-date>2013-02-08T17:05:47</meta:creation-date>
    <dc:date>2013-02-08T19:03:29</dc:date>
    <dc:creator>Eric Demorsy</dc:creator>
    <meta:editing-duration>PT1H44M35S</meta:editing-duration>
    <meta:editing-cycles>14</meta:editing-cycles>
    <meta:generator>LibreOffice/3.5$Linux_X86_64 LibreOffice_project/350m1$Build-2</meta:generator>
    <meta:document-statistic meta:table-count="4" meta:cell-count="5793" meta:object-count="0"/>
  </office:meta>
</office:document-meta>
</file>